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C0000001D1C06A846.png" manifest:media-type="image/png"/>
  <manifest:file-entry manifest:full-path="Pictures/10000001000000200000001815318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1cm" fo:margin-left="0.309cm" fo:margin-top="0cm" fo:margin-bottom="0cm" table:align="left" style:writing-mode="page"/>
    </style:style>
    <style:style style:name="Tabla1.A" style:family="table-column">
      <style:table-column-properties style:column-width="3.17cm"/>
    </style:style>
    <style:style style:name="Tabla1.B" style:family="table-column">
      <style:table-column-properties style:column-width="5.233cm"/>
    </style:style>
    <style:style style:name="Tabla1.C" style:family="table-column">
      <style:table-column-properties style:column-width="5.327cm"/>
    </style:style>
    <style:style style:name="Tabla1.D" style:family="table-column">
      <style:table-column-properties style:column-width="3.078cm"/>
    </style:style>
    <style:style style:name="Tabla1.1" style:family="table-row">
      <style:table-row-properties style:min-row-height="0.674cm" fo:keep-together="auto"/>
    </style:style>
    <style:style style:name="Tabla1.A1" style:family="table-cell">
      <style:table-cell-properties fo:padding-left="0cm" fo:padding-right="0.004cm" fo:padding-top="0cm" fo:padding-bottom="0cm" fo:border-left="none" fo:border-right="0.25pt solid #000000" fo:border-top="0.25pt solid #000000" fo:border-bottom="0.25pt solid #000000"/>
    </style:style>
    <style:style style:name="Tabla1.B1" style:family="table-cell">
      <style:table-cell-properties fo:padding-left="0cm" fo:padding-right="0.004cm" fo:padding-top="0cm" fo:padding-bottom="0cm" fo:border="0.25pt solid #000000"/>
    </style:style>
    <style:style style:name="Tabla1.2" style:family="table-row">
      <style:table-row-properties style:min-row-height="0.67cm" fo:keep-together="auto"/>
    </style:style>
    <style:style style:name="Tabla1.3" style:family="table-row">
      <style:table-row-properties style:min-row-height="0.676cm" fo:keep-together="auto"/>
    </style:style>
    <style:style style:name="Tabla2" style:family="table" style:master-page-name="Converted1">
      <style:table-properties style:width="17cm" fo:margin-left="0.205cm" fo:margin-top="0cm" fo:margin-bottom="0cm" style:page-number="auto" table:align="left" style:writing-mode="page"/>
    </style:style>
    <style:style style:name="Tabla2.A" style:family="table-column">
      <style:table-column-properties style:column-width="8.498cm"/>
    </style:style>
    <style:style style:name="Tabla2.B" style:family="table-column">
      <style:table-column-properties style:column-width="8.5cm"/>
    </style:style>
    <style:style style:name="Tabla2.1" style:family="table-row">
      <style:table-row-properties style:min-row-height="0.926cm" fo:keep-together="auto"/>
    </style:style>
    <style:style style:name="Tabla2.A1" style:family="table-cell">
      <style:table-cell-properties fo:padding-left="0.004cm" fo:padding-right="0.004cm" fo:padding-top="0cm" fo:padding-bottom="0cm" fo:border="0.25pt solid #000000"/>
    </style:style>
    <style:style style:name="Tabla2.2" style:family="table-row">
      <style:table-row-properties style:min-row-height="0.67cm" fo:keep-together="auto"/>
    </style:style>
    <style:style style:name="Tabla2.3" style:family="table-row">
      <style:table-row-properties style:min-row-height="0.676cm" fo:keep-together="auto"/>
    </style:style>
    <style:style style:name="Tabla2.5" style:family="table-row">
      <style:table-row-properties style:min-row-height="0.674cm" fo:keep-together="auto"/>
    </style:style>
    <style:style style:name="Tabla3" style:family="table">
      <style:table-properties style:width="17cm" fo:margin-left="0.205cm" fo:margin-top="0cm" fo:margin-bottom="0cm" table:align="left" style:writing-mode="page"/>
    </style:style>
    <style:style style:name="Tabla3.A" style:family="table-column">
      <style:table-column-properties style:column-width="2.217cm"/>
    </style:style>
    <style:style style:name="Tabla3.B" style:family="table-column">
      <style:table-column-properties style:column-width="5.054cm"/>
    </style:style>
    <style:style style:name="Tabla3.C" style:family="table-column">
      <style:table-column-properties style:column-width="4.757cm"/>
    </style:style>
    <style:style style:name="Tabla3.D" style:family="table-column">
      <style:table-column-properties style:column-width="4.971cm"/>
    </style:style>
    <style:style style:name="Tabla3.1" style:family="table-row">
      <style:table-row-properties style:min-row-height="0.926cm" fo:keep-together="auto"/>
    </style:style>
    <style:style style:name="Tabla3.A1" style:family="table-cell">
      <style:table-cell-properties fo:padding-left="0.004cm" fo:padding-right="0.004cm" fo:padding-top="0cm" fo:padding-bottom="0cm" fo:border="0.25pt solid #000000"/>
    </style:style>
    <style:style style:name="Tabla3.2" style:family="table-row">
      <style:table-row-properties style:min-row-height="0.672cm" fo:keep-together="auto"/>
    </style:style>
    <style:style style:name="Tabla3.3" style:family="table-row">
      <style:table-row-properties style:min-row-height="0.674cm" fo:keep-together="auto"/>
    </style:style>
    <style:style style:name="Tabla3.4" style:family="table-row">
      <style:table-row-properties style:min-row-height="0.67cm" fo:keep-together="auto"/>
    </style:style>
    <style:style style:name="Tabla3.5" style:family="table-row">
      <style:table-row-properties style:min-row-height="0.676cm" fo:keep-together="auto"/>
    </style:style>
    <style:style style:name="Tabla4" style:family="table">
      <style:table-properties style:width="17cm" fo:margin-left="0.205cm" fo:margin-top="0cm" fo:margin-bottom="0cm" table:align="left" style:writing-mode="page"/>
    </style:style>
    <style:style style:name="Tabla4.A" style:family="table-column">
      <style:table-column-properties style:column-width="2.217cm"/>
    </style:style>
    <style:style style:name="Tabla4.B" style:family="table-column">
      <style:table-column-properties style:column-width="5.054cm"/>
    </style:style>
    <style:style style:name="Tabla4.C" style:family="table-column">
      <style:table-column-properties style:column-width="4.757cm"/>
    </style:style>
    <style:style style:name="Tabla4.D" style:family="table-column">
      <style:table-column-properties style:column-width="4.971cm"/>
    </style:style>
    <style:style style:name="Tabla4.1" style:family="table-row">
      <style:table-row-properties style:min-row-height="0.921cm" fo:keep-together="auto"/>
    </style:style>
    <style:style style:name="Tabla4.A1" style:family="table-cell">
      <style:table-cell-properties fo:padding-left="0.004cm" fo:padding-right="0.004cm" fo:padding-top="0cm" fo:padding-bottom="0cm" fo:border="0.25pt solid #000000"/>
    </style:style>
    <style:style style:name="Tabla4.2" style:family="table-row">
      <style:table-row-properties style:min-row-height="0.676cm" fo:keep-together="auto"/>
    </style:style>
    <style:style style:name="Tabla4.3" style:family="table-row">
      <style:table-row-properties style:min-row-height="0.672cm" fo:keep-together="auto"/>
    </style:style>
    <style:style style:name="Tabla4.4" style:family="table-row">
      <style:table-row-properties style:min-row-height="0.674cm" fo:keep-together="auto"/>
    </style:style>
    <style:style style:name="Tabla5" style:family="table">
      <style:table-properties style:width="17cm" fo:margin-left="0.205cm" fo:margin-top="0cm" fo:margin-bottom="0cm" table:align="left" style:writing-mode="page"/>
    </style:style>
    <style:style style:name="Tabla5.A" style:family="table-column">
      <style:table-column-properties style:column-width="2.129cm"/>
    </style:style>
    <style:style style:name="Tabla5.B" style:family="table-column">
      <style:table-column-properties style:column-width="5.054cm"/>
    </style:style>
    <style:style style:name="Tabla5.C" style:family="table-column">
      <style:table-column-properties style:column-width="4.845cm"/>
    </style:style>
    <style:style style:name="Tabla5.D" style:family="table-column">
      <style:table-column-properties style:column-width="4.971cm"/>
    </style:style>
    <style:style style:name="Tabla5.1" style:family="table-row">
      <style:table-row-properties style:min-row-height="1.482cm" fo:keep-together="auto"/>
    </style:style>
    <style:style style:name="Tabla5.A1" style:family="table-cell">
      <style:table-cell-properties fo:padding-left="0.004cm" fo:padding-right="0.004cm" fo:padding-top="0cm" fo:padding-bottom="0cm" fo:border="0.25pt solid #000000"/>
    </style:style>
    <style:style style:name="Tabla5.2" style:family="table-row">
      <style:table-row-properties style:min-row-height="0.676cm" fo:keep-together="auto"/>
    </style:style>
    <style:style style:name="Tabla5.3" style:family="table-row">
      <style:table-row-properties style:min-row-height="0.67cm" fo:keep-together="auto"/>
    </style:style>
    <style:style style:name="Tabla5.5" style:family="table-row">
      <style:table-row-properties style:min-row-height="0.672cm" fo:keep-together="auto"/>
    </style:style>
    <style:style style:name="P1" style:family="paragraph" style:parent-style-name="Text_20_body" style:master-page-name="Standard">
      <style:paragraph-properties fo:margin-left="0.198cm" fo:margin-right="0cm" style:page-number="auto"/>
    </style:style>
    <style:style style:name="P2" style:family="paragraph">
      <loext:graphic-properties draw:fill="solid" draw:fill-color="#e5e5e5"/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solid" draw:fill-color="#000000" draw:opacity="20%"/>
      <style:paragraph-properties fo:text-align="center"/>
      <style:text-properties fo:font-size="11pt"/>
    </style:style>
    <style:style style:name="P5" style:family="paragraph">
      <loext:graphic-properties draw:fill="solid" draw:fill-color="#ffbd68"/>
      <style:paragraph-properties fo:text-align="center"/>
      <style:text-properties fo:font-size="11pt"/>
    </style:style>
    <style:style style:name="P6" style:family="paragraph">
      <loext:graphic-properties draw:fill="solid" draw:fill-color="#ff00ff" draw:opacity="37%"/>
      <style:paragraph-properties fo:text-align="center"/>
      <style:text-properties fo:font-size="11pt"/>
    </style:style>
    <style:style style:name="P7" style:family="paragraph">
      <loext:graphic-properties draw:fill="solid" draw:fill-color="#99a4ea"/>
      <style:paragraph-properties fo:text-align="center"/>
      <style:text-properties fo:font-size="11pt"/>
    </style:style>
    <style:style style:name="P8" style:family="paragraph">
      <loext:graphic-properties draw:fill="solid" draw:fill-color="#2b3a9b"/>
      <style:paragraph-properties fo:text-align="center"/>
      <style:text-properties fo:font-size="11pt"/>
    </style:style>
    <style:style style:name="P9" style:family="paragraph">
      <loext:graphic-properties draw:fill="solid" draw:fill-color="#232f7e"/>
      <style:paragraph-properties fo:text-align="center"/>
      <style:text-properties fo:font-size="11pt"/>
    </style:style>
    <style:style style:name="P10" style:family="paragraph">
      <loext:graphic-properties draw:fill="solid" draw:fill-color="#2740d4"/>
      <style:paragraph-properties fo:text-align="center"/>
      <style:text-properties fo:font-size="11pt"/>
    </style:style>
    <style:style style:name="P11" style:family="paragraph">
      <loext:graphic-properties draw:fill="solid" draw:fill-color="#ffffff"/>
      <style:paragraph-properties fo:text-align="center"/>
      <style:text-properties fo:font-size="11pt"/>
    </style:style>
    <style:style style:name="P12" style:family="paragraph">
      <loext:graphic-properties draw:fill="solid" draw:fill-color="#ffffff" draw:opacity="20%"/>
      <style:paragraph-properties fo:text-align="center"/>
      <style:text-properties fo:font-size="11pt"/>
    </style:style>
    <style:style style:name="P13" style:family="paragraph">
      <style:paragraph-properties fo:text-align="start"/>
      <style:text-properties style:font-name="Arial MT" fo:font-size="11pt"/>
    </style:style>
    <style:style style:name="P14" style:family="paragraph">
      <loext:graphic-properties draw:fill="none"/>
      <style:paragraph-properties fo:text-align="start"/>
      <style:text-properties style:font-name="Arial MT" fo:font-size="11pt"/>
    </style:style>
    <style:style style:name="P15" style:family="paragraph" style:parent-style-name="Text_20_body">
      <style:paragraph-properties fo:margin-top="0.012cm" fo:margin-bottom="0cm" style:contextual-spacing="false"/>
      <style:text-properties style:font-name="Times New Roman" fo:font-size="5.5pt" style:font-size-asian="5.5pt"/>
    </style:style>
    <style:style style:name="P16" style:family="paragraph" style:parent-style-name="Heading_20_1">
      <style:paragraph-properties fo:margin-left="6.581cm" fo:margin-right="6.581cm" fo:text-align="center" style:justify-single-word="false"/>
    </style:style>
    <style:style style:name="P17" style:family="paragraph" style:parent-style-name="Text_20_body">
      <style:text-properties style:font-name="Arial1" fo:font-size="10pt" fo:font-weight="bold" style:font-size-asian="10pt" style:font-weight-asian="bold"/>
    </style:style>
    <style:style style:name="P18" style:family="paragraph" style:parent-style-name="Text_20_body">
      <style:paragraph-properties fo:margin-top="0.012cm" fo:margin-bottom="0cm" style:contextual-spacing="false"/>
      <style:text-properties style:font-name="Arial1" fo:font-size="9pt" fo:font-weight="bold" style:font-size-asian="9pt" style:font-weight-asian="bold"/>
    </style:style>
    <style:style style:name="P19" style:family="paragraph" style:parent-style-name="Text_20_body">
      <style:paragraph-properties fo:margin-left="1.81cm" fo:margin-right="0cm" fo:margin-top="0.162cm" fo:margin-bottom="0cm" style:contextual-spacing="false"/>
    </style:style>
    <style:style style:name="P20" style:family="paragraph">
      <loext:graphic-properties draw:fill="solid" draw:fill-color="#e49f56"/>
      <style:paragraph-properties fo:text-align="center"/>
      <style:text-properties fo:font-size="11pt"/>
    </style:style>
    <style:style style:name="P21" style:family="paragraph" style:parent-style-name="Text_20_body">
      <style:text-properties fo:font-size="10pt" style:font-size-asian="10pt"/>
    </style:style>
    <style:style style:name="P22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23" style:family="paragraph" style:parent-style-name="Table_20_Paragraph">
      <style:paragraph-properties fo:margin-left="0.101cm" fo:margin-right="0cm"/>
    </style:style>
    <style:style style:name="P24" style:family="paragraph" style:parent-style-name="Table_20_Paragraph">
      <style:paragraph-properties fo:margin-left="0.095cm" fo:margin-right="0cm"/>
    </style:style>
    <style:style style:name="P25" style:family="paragraph" style:parent-style-name="Table_20_Paragraph">
      <style:paragraph-properties fo:margin-left="0.101cm" fo:margin-right="0cm" fo:margin-top="0.09cm" fo:margin-bottom="0cm" style:contextual-spacing="false"/>
    </style:style>
    <style:style style:name="P26" style:family="paragraph" style:parent-style-name="Table_20_Paragraph">
      <style:paragraph-properties fo:margin-left="0.009cm" fo:margin-right="0cm" fo:margin-top="0.09cm" fo:margin-bottom="0cm" style:contextual-spacing="false" fo:text-align="center" style:justify-single-word="false"/>
    </style:style>
    <style:style style:name="P27" style:family="paragraph" style:parent-style-name="Table_20_Paragraph">
      <style:paragraph-properties fo:margin-left="0.012cm" fo:margin-right="0cm" fo:margin-top="0.09cm" fo:margin-bottom="0cm" style:contextual-spacing="false" fo:text-align="center" style:justify-single-word="false"/>
    </style:style>
    <style:style style:name="P28" style:family="paragraph" style:parent-style-name="Table_20_Paragraph">
      <style:paragraph-properties fo:margin-left="0.009cm" fo:margin-right="0cm" fo:text-align="center" style:justify-single-word="false"/>
    </style:style>
    <style:style style:name="P29" style:family="paragraph" style:parent-style-name="Table_20_Paragraph">
      <style:paragraph-properties fo:margin-left="0.012cm" fo:margin-right="0cm" fo:text-align="center" style:justify-single-word="false"/>
    </style:style>
    <style:style style:name="P30" style:family="paragraph" style:parent-style-name="List_20_Paragraph" style:list-style-name="WWNum1">
      <style:paragraph-properties fo:margin-left="0.303cm" fo:margin-right="0.332cm" fo:margin-top="0.4cm" fo:margin-bottom="0cm" style:contextual-spacing="false" fo:line-height="115%" fo:text-align="start" style:justify-single-word="false" fo:text-indent="0cm" style:auto-text-indent="false">
        <style:tab-stops>
          <style:tab-stop style:position="0.861cm"/>
        </style:tab-stops>
      </style:paragraph-properties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 style:parent-style-name="List_20_Paragraph" style:list-style-name="WWNum1">
      <style:paragraph-properties fo:margin-left="0.796cm" fo:margin-right="0cm" fo:margin-top="0.249cm" fo:margin-bottom="0cm" style:contextual-spacing="false" fo:line-height="100%" fo:text-align="start" style:justify-single-word="false" fo:text-indent="-0.494cm" style:auto-text-indent="false">
        <style:tab-stops>
          <style:tab-stop style:position="0.797cm"/>
        </style:tab-stops>
      </style:paragraph-properties>
    </style:style>
    <style:style style:name="P33" style:family="paragraph" style:parent-style-name="List_20_Paragraph" style:list-style-name="WWNum1">
      <style:paragraph-properties fo:margin-left="0.774cm" fo:margin-right="0cm" fo:margin-top="0.325cm" fo:margin-bottom="0cm" style:contextual-spacing="false" fo:line-height="100%" fo:text-align="start" style:justify-single-word="false" fo:text-indent="-0.473cm" style:auto-text-indent="false">
        <style:tab-stops>
          <style:tab-stop style:position="0.776cm"/>
        </style:tab-stops>
      </style:paragraph-properties>
    </style:style>
    <style:style style:name="P34" style:family="paragraph" style:parent-style-name="List_20_Paragraph" style:list-style-name="WWNum1">
      <style:paragraph-properties fo:margin-left="0.303cm" fo:margin-right="0.307cm" fo:margin-top="0.321cm" fo:margin-bottom="0cm" style:contextual-spacing="false" fo:line-height="115%" fo:text-align="start" style:justify-single-word="false" fo:text-indent="0cm" style:auto-text-indent="false">
        <style:tab-stops>
          <style:tab-stop style:position="0.833cm"/>
        </style:tab-stops>
      </style:paragraph-properties>
    </style:style>
    <style:style style:name="P35" style:family="paragraph" style:parent-style-name="List_20_Paragraph" style:list-style-name="WWNum1">
      <style:paragraph-properties fo:margin-left="0.303cm" fo:margin-right="0.298cm" fo:margin-top="0.249cm" fo:margin-bottom="0cm" style:contextual-spacing="false" fo:line-height="115%" fo:text-align="start" style:justify-single-word="false" fo:text-indent="0cm" style:auto-text-indent="false">
        <style:tab-stops>
          <style:tab-stop style:position="0.875cm"/>
        </style:tab-stops>
      </style:paragraph-properties>
    </style:style>
    <style:style style:name="P36" style:family="paragraph" style:parent-style-name="Text_20_body">
      <style:paragraph-properties fo:margin-top="0.014cm" fo:margin-bottom="0cm" style:contextual-spacing="false"/>
      <style:text-properties fo:font-size="18.5pt" style:font-size-asian="18.5pt"/>
    </style:style>
    <style:style style:name="P37" style:family="paragraph" style:parent-style-name="Heading_20_1">
      <style:paragraph-properties fo:margin-top="0cm" fo:margin-bottom="0cm" style:contextual-spacing="false"/>
    </style:style>
    <style:style style:name="P38" style:family="paragraph" style:parent-style-name="Text_20_body">
      <style:text-properties style:font-name="Arial1" fo:font-size="13pt" fo:font-weight="bold" style:font-size-asian="13pt" style:font-weight-asian="bold"/>
    </style:style>
    <style:style style:name="P39" style:family="paragraph" style:parent-style-name="Text_20_body">
      <style:text-properties style:font-name="Arial1" fo:font-size="11pt" fo:font-weight="bold" style:font-size-asian="11pt" style:font-weight-asian="bold"/>
    </style:style>
    <style:style style:name="P40" style:family="paragraph" style:parent-style-name="List_20_Paragraph" style:list-style-name="WWNum2">
      <style:paragraph-properties fo:margin-left="0.203cm" fo:margin-right="0.5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99cm"/>
        </style:tab-stops>
      </style:paragraph-properties>
    </style:style>
    <style:style style:name="P41" style:family="paragraph" style:parent-style-name="Heading_20_1">
      <style:paragraph-properties fo:margin-left="0.203cm" fo:margin-right="2.154cm" fo:text-align="justify" style:justify-single-word="false"/>
    </style:style>
    <style:style style:name="P42" style:family="paragraph">
      <loext:graphic-properties draw:fill="solid" draw:fill-color="#5882af"/>
      <style:paragraph-properties fo:text-align="center"/>
      <style:text-properties fo:font-size="11pt"/>
    </style:style>
    <style:style style:name="P43" style:family="paragraph">
      <loext:graphic-properties draw:fill="solid" draw:fill-color="#ff0000"/>
      <style:paragraph-properties fo:text-align="center"/>
      <style:text-properties fo:font-size="11pt"/>
    </style:style>
    <style:style style:name="P44" style:family="paragraph">
      <loext:graphic-properties draw:fill="solid" draw:fill-color="#ffff00"/>
      <style:paragraph-properties fo:text-align="center"/>
      <style:text-properties fo:font-size="11pt"/>
    </style:style>
    <style:style style:name="P45" style:family="paragraph">
      <loext:graphic-properties draw:fill="solid" draw:fill-color="#7f7f7f"/>
      <style:paragraph-properties fo:text-align="center"/>
      <style:text-properties fo:font-size="11pt"/>
    </style:style>
    <style:style style:name="P46" style:family="paragraph" style:parent-style-name="Standard">
      <style:paragraph-properties fo:margin-left="1.012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822cm"/>
          <style:tab-stop style:position="2.63cm"/>
        </style:tab-stops>
      </style:paragraph-properties>
    </style:style>
    <style:style style:name="P47" style:family="paragraph" style:parent-style-name="Text_20_body">
      <style:paragraph-properties fo:break-before="column"/>
      <style:text-properties fo:font-size="10pt" style:font-size-asian="10pt"/>
    </style:style>
    <style:style style:name="P48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011cm"/>
          <style:tab-stop style:position="1.822cm"/>
          <style:tab-stop style:position="2.63cm"/>
          <style:tab-stop style:position="3.438cm"/>
          <style:tab-stop style:position="4.249cm"/>
          <style:tab-stop style:position="5.057cm"/>
          <style:tab-stop style:position="5.868cm"/>
          <style:tab-stop style:position="6.676cm"/>
          <style:tab-stop style:position="7.488cm"/>
          <style:tab-stop style:position="8.296cm"/>
          <style:tab-stop style:position="9.103cm"/>
          <style:tab-stop style:position="9.915cm"/>
          <style:tab-stop style:position="10.723cm"/>
          <style:tab-stop style:position="11.534cm"/>
          <style:tab-stop style:position="12.342cm"/>
          <style:tab-stop style:position="13.15cm"/>
        </style:tab-stops>
      </style:paragraph-properties>
    </style:style>
    <style:style style:name="P49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50" style:family="paragraph" style:parent-style-name="List_20_Paragraph" style:list-style-name="WWNum2">
      <style:paragraph-properties fo:margin-left="0.697cm" fo:margin-right="0cm" fo:margin-top="0.164cm" fo:margin-bottom="0cm" style:contextual-spacing="false" fo:line-height="100%" fo:text-align="start" style:justify-single-word="false" fo:text-indent="-0.496cm" style:auto-text-indent="false">
        <style:tab-stops>
          <style:tab-stop style:position="0.699cm"/>
        </style:tab-stops>
      </style:paragraph-properties>
    </style:style>
    <style:style style:name="P51" style:family="paragraph" style:parent-style-name="Table_20_Paragraph">
      <style:paragraph-properties fo:margin-top="0.086cm" fo:margin-bottom="0cm" style:contextual-spacing="false"/>
    </style:style>
    <style:style style:name="P52" style:family="paragraph" style:parent-style-name="Table_20_Paragraph">
      <style:paragraph-properties fo:margin-top="0.083cm" fo:margin-bottom="0cm" style:contextual-spacing="false"/>
    </style:style>
    <style:style style:name="P53" style:family="paragraph" style:parent-style-name="List_20_Paragraph" style:list-style-name="WWNum2">
      <style:paragraph-properties fo:margin-left="0.672cm" fo:margin-right="0cm" fo:margin-top="0.393cm" fo:margin-bottom="0cm" style:contextual-spacing="false" fo:line-height="100%" fo:text-align="start" style:justify-single-word="false" fo:text-indent="-0.471cm" style:auto-text-indent="false">
        <style:tab-stops>
          <style:tab-stop style:position="0.674cm"/>
        </style:tab-stops>
      </style:paragraph-properties>
    </style:style>
    <style:style style:name="P54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55" style:family="paragraph" style:parent-style-name="Table_20_Paragraph">
      <style:paragraph-properties fo:margin-top="0.09cm" fo:margin-bottom="0cm" style:contextual-spacing="false"/>
    </style:style>
    <style:style style:name="P56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57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58" style:family="paragraph" style:parent-style-name="List_20_Paragraph" style:list-style-name="WWNum2">
      <style:paragraph-properties fo:margin-left="0.697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99cm"/>
        </style:tab-stops>
      </style:paragraph-properties>
    </style:style>
    <style:style style:name="P59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60" style:family="paragraph" style:parent-style-name="Text_20_body">
      <style:paragraph-properties fo:margin-left="0.203cm" fo:margin-right="0.288cm" fo:margin-top="0.162cm" fo:margin-bottom="0cm" style:contextual-spacing="false"/>
    </style:style>
    <style:style style:name="P61" style:family="paragraph" style:parent-style-name="Text_20_body">
      <style:paragraph-properties fo:margin-left="0.203cm" fo:margin-right="0cm"/>
    </style:style>
    <style:style style:name="P62" style:family="paragraph" style:parent-style-name="Table_20_Paragraph">
      <style:paragraph-properties fo:margin-left="0.095cm" fo:margin-right="0.088cm" fo:line-height="115%">
        <style:tab-stops>
          <style:tab-stop style:position="2.242cm"/>
          <style:tab-stop style:position="3.387cm"/>
        </style:tab-stops>
      </style:paragraph-properties>
    </style:style>
    <style:style style:name="P63" style:family="paragraph" style:parent-style-name="Text_20_body" style:master-page-name="Converted2">
      <style:paragraph-properties fo:margin-top="0.007cm" fo:margin-bottom="0cm" style:contextual-spacing="false" style:page-number="auto"/>
      <style:text-properties fo:font-size="8.5pt" style:font-size-asian="8.5pt"/>
    </style:style>
    <style:style style:name="P64" style:family="paragraph" style:parent-style-name="Text_20_body">
      <style:paragraph-properties fo:margin-left="0.106cm" fo:margin-right="0cm" fo:margin-top="0.021cm" fo:margin-bottom="0cm" style:contextual-spacing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" fo:font-size="12pt" fo:font-weight="bold" style:font-name-asian="F" style:font-name-complex="F"/>
    </style:style>
    <style:style style:name="T3" style:family="text">
      <style:text-properties style:font-name="Arial" fo:font-size="12pt" fo:letter-spacing="-0.003cm" fo:font-weight="bold" style:font-name-asian="F" style:font-name-complex="F"/>
    </style:style>
    <style:style style:name="T4" style:family="text">
      <style:text-properties style:font-name="Arial" fo:font-size="12pt" fo:letter-spacing="-0.004cm" fo:font-weight="bold" style:font-name-asian="F" style:font-name-complex="F"/>
    </style:style>
    <style:style style:name="T5" style:family="text">
      <style:text-properties style:font-name="Times New Roman" fo:font-size="5.5pt" style:font-size-asian="5.5pt"/>
    </style:style>
    <style:style style:name="T6" style:family="text">
      <style:text-properties fo:letter-spacing="-0.005cm"/>
    </style:style>
    <style:style style:name="T7" style:family="text">
      <style:text-properties style:font-name="Arial1" fo:font-size="10pt" fo:font-weight="bold" style:font-size-asian="10pt" style:font-weight-asian="bold"/>
    </style:style>
    <style:style style:name="T8" style:family="text">
      <style:text-properties style:font-name="Arial1" fo:font-size="9pt" fo:font-weight="bold" style:font-size-asian="9pt" style:font-weight-asian="bold"/>
    </style:style>
    <style:style style:name="T9" style:family="text">
      <style:text-properties fo:letter-spacing="-0.007cm"/>
    </style:style>
    <style:style style:name="T10" style:family="text">
      <style:text-properties fo:letter-spacing="-0.004cm"/>
    </style:style>
    <style:style style:name="T11" style:family="text">
      <style:text-properties fo:font-size="10pt" style:font-size-asian="10pt"/>
    </style:style>
    <style:style style:name="T12" style:family="text">
      <style:text-properties fo:font-size="7.5pt" style:font-size-asian="7.5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07cm" fo:font-weight="bold" style:font-size-asian="12pt" style:font-weight-asian="bold"/>
    </style:style>
    <style:style style:name="T15" style:family="text">
      <style:text-properties fo:font-size="12pt" fo:letter-spacing="-0.009cm" fo:font-weight="bold" style:font-size-asian="12pt" style:font-weight-asian="bold"/>
    </style:style>
    <style:style style:name="T16" style:family="text">
      <style:text-properties fo:font-size="12pt" fo:letter-spacing="-0.005cm" fo:font-weight="bold" style:font-size-asian="12pt" style:font-weight-asian="bold"/>
    </style:style>
    <style:style style:name="T17" style:family="text">
      <style:text-properties style:text-position="sub 58%" fo:font-size="12pt" fo:font-weight="bold" style:font-size-asian="12pt" style:font-weight-asian="bold"/>
    </style:style>
    <style:style style:name="T18" style:family="text">
      <style:text-properties style:text-position="0% 100%" fo:font-size="12pt" fo:font-weight="bold" style:font-size-asian="12pt" style:font-weight-asian="bold"/>
    </style:style>
    <style:style style:name="T19" style:family="text">
      <style:text-properties fo:font-size="12pt" fo:letter-spacing="-0.011cm" fo:font-weight="bold" style:font-size-asian="12pt" style:font-weight-asian="bold"/>
    </style:style>
    <style:style style:name="T20" style:family="text">
      <style:text-properties style:font-name="Arial MT1" fo:font-size="12pt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etter-spacing="0.055cm" style:font-size-asian="12pt"/>
    </style:style>
    <style:style style:name="T23" style:family="text">
      <style:text-properties fo:font-size="12pt" fo:letter-spacing="0.056cm" style:font-size-asian="12pt"/>
    </style:style>
    <style:style style:name="T24" style:family="text">
      <style:text-properties fo:font-size="12pt" fo:letter-spacing="0.06cm" style:font-size-asian="12pt"/>
    </style:style>
    <style:style style:name="T25" style:family="text">
      <style:text-properties fo:font-size="12pt" fo:letter-spacing="-0.113cm" style:font-size-asian="12pt"/>
    </style:style>
    <style:style style:name="T26" style:family="text">
      <style:text-properties fo:font-size="12pt" fo:letter-spacing="0.002cm" style:font-size-asian="12pt"/>
    </style:style>
    <style:style style:name="T27" style:family="text">
      <style:text-properties fo:font-size="12pt" fo:letter-spacing="-0.004cm" style:font-size-asian="12pt"/>
    </style:style>
    <style:style style:name="T28" style:family="text">
      <style:text-properties fo:font-size="12pt" fo:letter-spacing="-0.002cm" style:font-size-asian="12pt"/>
    </style:style>
    <style:style style:name="T29" style:family="text">
      <style:text-properties fo:font-size="12pt" fo:letter-spacing="-0.005cm" style:font-size-asian="12pt"/>
    </style:style>
    <style:style style:name="T30" style:family="text">
      <style:text-properties style:text-position="sub 58%" fo:font-size="12pt" style:font-size-asian="12pt"/>
    </style:style>
    <style:style style:name="T31" style:family="text">
      <style:text-properties style:text-position="0% 100%" fo:font-size="12pt" style:font-size-asian="12pt"/>
    </style:style>
    <style:style style:name="T32" style:family="text">
      <style:text-properties style:text-position="0% 100%" fo:font-size="12pt" fo:letter-spacing="-0.005cm" style:font-size-asian="12pt"/>
    </style:style>
    <style:style style:name="T33" style:family="text">
      <style:text-properties style:text-position="0% 100%" fo:font-size="12pt" fo:letter-spacing="-0.002cm" style:font-size-asian="12pt"/>
    </style:style>
    <style:style style:name="T34" style:family="text">
      <style:text-properties style:text-position="0% 100%" fo:font-size="12pt" fo:letter-spacing="-0.004cm" style:font-size-asian="12pt"/>
    </style:style>
    <style:style style:name="T35" style:family="text">
      <style:text-properties fo:font-size="12pt" fo:letter-spacing="-0.007cm" style:font-size-asian="12pt"/>
    </style:style>
    <style:style style:name="T36" style:family="text">
      <style:text-properties style:text-position="0% 100%" fo:font-size="12pt" fo:letter-spacing="-0.007cm" style:font-size-asian="12pt"/>
    </style:style>
    <style:style style:name="T37" style:family="text">
      <style:text-properties fo:font-size="12pt" fo:letter-spacing="0.03cm" style:font-size-asian="12pt"/>
    </style:style>
    <style:style style:name="T38" style:family="text">
      <style:text-properties fo:font-size="12pt" fo:letter-spacing="0.034cm" style:font-size-asian="12pt"/>
    </style:style>
    <style:style style:name="T39" style:family="text">
      <style:text-properties style:text-position="0% 100%" fo:font-size="12pt" fo:letter-spacing="0.032cm" style:font-size-asian="12pt"/>
    </style:style>
    <style:style style:name="T40" style:family="text">
      <style:text-properties style:text-position="0% 100%" fo:font-size="12pt" fo:letter-spacing="0.03cm" style:font-size-asian="12pt"/>
    </style:style>
    <style:style style:name="T41" style:family="text">
      <style:text-properties style:text-position="0% 100%" fo:font-size="12pt" fo:letter-spacing="0.034cm" style:font-size-asian="12pt"/>
    </style:style>
    <style:style style:name="T42" style:family="text">
      <style:text-properties style:text-position="0% 100%" fo:font-size="12pt" fo:letter-spacing="-0.113cm" style:font-size-asian="12pt"/>
    </style:style>
    <style:style style:name="T43" style:family="text">
      <style:text-properties fo:font-size="12pt" fo:letter-spacing="0.067cm" style:font-size-asian="12pt"/>
    </style:style>
    <style:style style:name="T44" style:family="text">
      <style:text-properties fo:font-size="12pt" fo:letter-spacing="0.071cm" style:font-size-asian="12pt"/>
    </style:style>
    <style:style style:name="T45" style:family="text">
      <style:text-properties fo:font-size="12pt" fo:letter-spacing="0.069cm" style:font-size-asian="12pt"/>
    </style:style>
    <style:style style:name="T46" style:family="text">
      <style:text-properties style:text-position="0% 100%" fo:font-size="12pt" fo:letter-spacing="0.069cm" style:font-size-asian="12pt"/>
    </style:style>
    <style:style style:name="T47" style:family="text">
      <style:text-properties style:text-position="0% 100%" fo:font-size="12pt" fo:letter-spacing="0.065cm" style:font-size-asian="12pt"/>
    </style:style>
    <style:style style:name="T48" style:family="text">
      <style:text-properties style:text-position="0% 100%" fo:font-size="12pt" fo:letter-spacing="0.071cm" style:font-size-asian="12pt"/>
    </style:style>
    <style:style style:name="T49" style:family="text">
      <style:text-properties style:text-position="0% 100%" fo:font-size="12pt" fo:letter-spacing="0.072cm" style:font-size-asian="12pt"/>
    </style:style>
    <style:style style:name="T50" style:family="text">
      <style:text-properties fo:font-size="18.5pt" style:font-size-asian="18.5pt"/>
    </style:style>
    <style:style style:name="T51" style:family="text">
      <style:text-properties style:font-name="Arial1" fo:font-size="13pt" fo:font-weight="bold" style:font-size-asian="13pt" style:font-weight-asian="bold"/>
    </style:style>
    <style:style style:name="T52" style:family="text">
      <style:text-properties style:font-name="Arial1" fo:font-size="11pt" fo:font-weight="bold" style:font-size-asian="11pt" style:font-weight-asian="bold"/>
    </style:style>
    <style:style style:name="T53" style:family="text">
      <style:text-properties fo:font-size="12pt"/>
    </style:style>
    <style:style style:name="T54" style:family="text">
      <style:text-properties fo:letter-spacing="-0.115cm"/>
    </style:style>
    <style:style style:name="T55" style:family="text">
      <style:text-properties fo:font-size="9pt" style:font-size-asian="9pt"/>
    </style:style>
    <style:style style:name="T56" style:family="text">
      <style:text-properties fo:font-size="10.5pt" style:font-size-asian="10.5pt"/>
    </style:style>
    <style:style style:name="T57" style:family="text">
      <style:text-properties fo:font-size="11.5pt" style:font-size-asian="11.5pt"/>
    </style:style>
    <style:style style:name="T58" style:family="text">
      <style:text-properties fo:font-size="9.5pt" style:font-size-asian="9.5pt"/>
    </style:style>
    <style:style style:name="T59" style:family="text">
      <style:text-properties fo:letter-spacing="-0.113cm"/>
    </style:style>
    <style:style style:name="T60" style:family="text">
      <style:text-properties fo:letter-spacing="-0.002cm"/>
    </style:style>
    <style:style style:name="T61" style:family="text">
      <style:text-properties fo:letter-spacing="0.002cm"/>
    </style:style>
    <style:style style:name="T62" style:family="text">
      <style:text-properties fo:letter-spacing="-0.009cm"/>
    </style:style>
    <style:style style:name="T63" style:family="text">
      <style:text-properties fo:font-size="12pt" fo:letter-spacing="-0.014cm" style:font-size-asian="12pt"/>
    </style:style>
    <style:style style:name="T64" style:family="text">
      <style:text-properties fo:font-size="12pt" fo:letter-spacing="-0.012cm" style:font-size-asian="12pt"/>
    </style:style>
    <style:style style:name="T65" style:family="text">
      <style:text-properties fo:font-size="12pt" fo:letter-spacing="-0.009cm" style:font-size-asian="12pt"/>
    </style:style>
    <style:style style:name="T66" style:family="text">
      <style:text-properties fo:font-size="12pt" fo:letter-spacing="-0.002cm" fo:font-weight="bold" style:font-size-asian="12pt" style:font-weight-asian="bold"/>
    </style:style>
    <style:style style:name="T67" style:family="text">
      <style:text-properties fo:font-size="12pt" fo:letter-spacing="-0.113cm" fo:font-weight="bold" style:font-size-asian="12pt" style:font-weight-asian="bold"/>
    </style:style>
    <style:style style:name="T68" style:family="text">
      <style:text-properties fo:font-size="12pt" fo:letter-spacing="-0.004cm" fo:font-weight="bold" style:font-size-asian="12pt" style:font-weight-asian="bold"/>
    </style:style>
    <style:style style:name="T69" style:family="text">
      <style:text-properties fo:font-size="8.5pt" style:font-size-asian="8.5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1515*" fo:start-indent="0cm" fo:end-indent="0.178cm"/>
          <style:column style:rel-width="54020*" fo:start-indent="0.178cm" fo:end-indent="0cm"/>
        </style:columns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e5e5e5" draw:textarea-horizontal-align="center" draw:textarea-vertical-align="top" draw:auto-grow-height="false" fo:wrap-option="wrap" loext:decorative="false" style:run-through="background"/>
    </style:style>
    <style:style style:name="gr3" style:family="graphic">
      <style:graphic-properties draw:stroke="solid" svg:stroke-width="0.004cm" svg:stroke-color="#999999" draw:stroke-linejoin="round" svg:stroke-linecap="butt" draw:fill="none" loext:fill-use-slide-background="false" draw:textarea-horizontal-align="center" draw:textarea-vertical-align="top" draw:auto-grow-height="false" fo:padding-top="0.002cm" fo:padding-bottom="0.002cm" fo:padding-left="0.002cm" fo:padding-right="0.002cm" fo:wrap-option="wrap" loext:decorative="false" style:run-through="background"/>
    </style:style>
    <style:style style:name="gr4" style:family="graphic">
      <style:graphic-properties draw:stroke="none" svg:stroke-width="0cm" draw:fill="solid" draw:fill-color="#000000" draw:opacity="20%" draw:textarea-horizontal-align="center" draw:textarea-vertical-align="top" draw:auto-grow-height="false" fo:wrap-option="wrap" loext:decorative="false" style:run-through="background"/>
    </style:style>
    <style:style style:name="gr5" style:family="graphic">
      <style:graphic-properties draw:stroke="none" svg:stroke-width="0cm" draw:fill="solid" draw:fill-color="#ffbd68" draw:textarea-horizontal-align="center" draw:textarea-vertical-align="top" draw:auto-grow-height="false" fo:wrap-option="wrap" loext:decorative="false" style:run-through="background"/>
    </style:style>
    <style:style style:name="gr6" style:family="graphic">
      <style:graphic-properties draw:stroke="none" svg:stroke-width="0cm" draw:fill="solid" draw:fill-color="#ff00ff" draw:opacity="37%" draw:textarea-horizontal-align="center" draw:textarea-vertical-align="top" draw:auto-grow-height="false" fo:wrap-option="wrap" loext:decorative="false" style:run-through="background"/>
    </style:style>
    <style:style style:name="gr7" style:family="graphic">
      <style:graphic-properties draw:stroke="none" svg:stroke-width="0cm" draw:fill="solid" draw:fill-color="#99a4ea" draw:textarea-horizontal-align="center" draw:textarea-vertical-align="top" draw:auto-grow-height="false" fo:wrap-option="wrap" loext:decorative="false" style:run-through="background"/>
    </style:style>
    <style:style style:name="gr8" style:family="graphic">
      <style:graphic-properties draw:stroke="none" svg:stroke-width="0cm" draw:fill="solid" draw:fill-color="#2b3a9b" draw:textarea-horizontal-align="center" draw:textarea-vertical-align="top" draw:auto-grow-height="false" fo:wrap-option="wrap" loext:decorative="false" style:run-through="background"/>
    </style:style>
    <style:style style:name="gr9" style:family="graphic">
      <style:graphic-properties draw:stroke="none" svg:stroke-width="0cm" draw:fill="solid" draw:fill-color="#232f7e" draw:textarea-horizontal-align="center" draw:textarea-vertical-align="top" draw:auto-grow-height="false" fo:wrap-option="wrap" loext:decorative="false" style:run-through="background"/>
    </style:style>
    <style:style style:name="gr10" style:family="graphic">
      <style:graphic-properties draw:stroke="none" svg:stroke-width="0cm" draw:fill="solid" draw:fill-color="#2740d4" draw:textarea-horizontal-align="center" draw:textarea-vertical-align="top" draw:auto-grow-height="false" fo:wrap-option="wrap" loext:decorative="false" style:run-through="background"/>
    </style:style>
    <style:style style:name="gr11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12" style:family="graphic">
      <style:graphic-properties draw:stroke="none" svg:stroke-width="0cm" draw:fill="solid" draw:fill-color="#ffffff" draw:opacity="20%" draw:textarea-horizontal-align="center" draw:textarea-vertical-align="top" draw:auto-grow-height="false" fo:wrap-option="wrap" loext:decorative="false" style:run-through="background"/>
    </style:style>
    <style:style style:name="gr13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508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4" style:family="graphic">
      <style:graphic-properties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width="0cm" draw:fill="solid" draw:fill-color="#e49f56" draw:textarea-horizontal-align="center" draw:textarea-vertical-align="top" draw:auto-grow-height="false" fo:wrap-option="wrap" loext:decorative="false" style:run-through="background"/>
    </style:style>
    <style:style style:name="gr16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gr17" style:family="graphic">
      <style:graphic-properties draw:stroke="solid" svg:stroke-width="0.004cm" svg:stroke-color="#000000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draw:fill="solid" draw:fill-color="#5882af" draw:textarea-horizontal-align="center" draw:textarea-vertical-align="top" draw:auto-grow-height="false" fo:wrap-option="wrap" loext:decorative="false" style:run-through="foreground"/>
    </style:style>
    <style:style style:name="gr20" style:family="graphic">
      <style:graphic-properties draw:stroke="none" svg:stroke-width="0cm" draw:fill="solid" draw:fill-color="#ff0000" draw:textarea-horizontal-align="center" draw:textarea-vertical-align="top" draw:auto-grow-height="false" fo:wrap-option="wrap" loext:decorative="false" style:run-through="foreground"/>
    </style:style>
    <style:style style:name="gr21" style:family="graphic">
      <style:graphic-properties draw:stroke="none" svg:stroke-width="0cm" draw:fill="solid" draw:fill-color="#ffff00" draw:textarea-horizontal-align="center" draw:textarea-vertical-align="top" draw:auto-grow-height="false" fo:wrap-option="wrap" loext:decorative="false" style:run-through="foreground"/>
    </style:style>
    <style:style style:name="gr22" style:family="graphic">
      <style:graphic-properties draw:stroke="none" svg:stroke-width="0cm" draw:fill="solid" draw:fill-color="#7f7f7f" draw:textarea-horizontal-align="center" draw:textarea-vertical-align="top" draw:auto-grow-height="false" fo:wrap-option="wrap" loext:decorative="false" style:run-through="foreground"/>
    </style:style>
    <style:style style:name="gr23" style:family="graphic">
      <style:graphic-properties draw:stroke="none" svg:stroke-width="0cm" draw:fill="none" loext:fill-use-slide-background="false" draw:textarea-vertical-align="top" draw:auto-grow-height="false" fo:min-height="0.474cm" fo:min-width="0.247cm" fo:padding-top="0cm" fo:padding-bottom="0cm" fo:padding-left="0cm" fo:padding-right="0cm" fo:wrap-option="wrap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as-char" draw:z-index="1" draw:style-name="gr1"><draw:rect draw:style-name="gr2" draw:text-style-name="P2" svg:width="1.509cm" svg:height="1.509cm" svg:x="0.002cm" svg:y="0cm"><text:p/></draw:rect><draw:path draw:style-name="gr3" draw:text-style-name="P3" svg:width="17.003cm" svg:height="1.512cm" svg:x="0cm" svg:y="0cm" svg:viewBox="0 0 17004 1513" svg:d="M0 2h17004M0 1511h17004M2 0v1513"><text:p/></draw:path><draw:path draw:style-name="gr4" draw:text-style-name="P4" svg:width="1.13cm" svg:height="1.131cm" svg:x="0.191cm" svg:y="0.21cm" svg:viewBox="0 0 1131 1132" svg:d="M1112 1042h-389l253 55 155 35zM365 26h-180l-5 6h-2l-5 5-7 5-131 131-3 7-4 3v2l-3 4v1l-4 4v3l-2 2-3 7-2 6-3 3v4l-2 1v4l-5 16v3l-2 4v9l-2 5v33l2 4v11l2 1v6l1 1v6l2 3 2 5 2 2v4l1 2v3l2 2 2 5 3 4 2 5 2 2 2 3v2h1v2l2 2 6 8 654 656 7 4 5 3 11 4 12-2h389l-15-67-63-286-649-648-9-6-9-7zM362 25h-173l-2 1h176zM358 23h-166l-1 2h169zM339 12h-127l-2 2-4 2-5 2-3 3h-2l-2 2h162l-3-4-5-3-6-2h-1zM333 11h-114l-2 1h118zM316 5h-83l-5 2-6 4h108l-4-2zM311 4h-69l-2 1h72zM302 2h-51l-2 2h54zM288 0h-23l-6 2h32z"><text:p/></draw:path><draw:polygon draw:style-name="gr5" draw:text-style-name="P5" svg:width="0.408cm" svg:height="0.406cm" svg:x="0.878cm" svg:y="0.88cm" svg:viewBox="0 0 409 407" draw:points="344,0 0,344 287,407 376,377 409,285"><text:p/></draw:polygon><draw:polygon draw:style-name="gr6" draw:text-style-name="P6" svg:width="1.032cm" svg:height="1.041cm" svg:x="0.189cm" svg:y="0.189cm" svg:viewBox="0 0 1033 1042" draw:points="275,0 160,49 48,162 0,279 11,339 48,393 688,1035 693,1038 707,1042 726,1040 778,950 790,947 908,875 947,779 952,781 1033,714 1033,698 1031,691 391,49 337,12"><text:p/></draw:polygon><draw:polygon draw:style-name="gr7" draw:text-style-name="P7" svg:width="0.84cm" svg:height="0.778cm" svg:x="0.383cm" svg:y="0.191cm" svg:viewBox="0 0 841 779" draw:points="102,0 49,4 0,23 755,777 760,779 776,777 797,772 820,756 836,733 841,712 841,696 839,689 199,48 153,16"><text:p/></draw:polygon><draw:polygon draw:style-name="gr8" draw:text-style-name="P8" svg:width="0.16cm" svg:height="0.159cm" svg:x="1.161cm" svg:y="1.161cm" svg:viewBox="0 0 161 160" draw:points="126,0 30,76 0,125 161,160"><text:p/></draw:polygon><draw:polygon draw:style-name="gr9" draw:text-style-name="P9" svg:width="0.777cm" svg:height="0.845cm" svg:x="0.191cm" svg:y="0.385cm" svg:viewBox="0 0 778 846" draw:points="21,0 4,49 0,100 16,152 48,197 688,839 693,843 707,846 727,844 778,755"><text:p/></draw:polygon><draw:polygon draw:style-name="gr10" draw:text-style-name="P10" svg:width="0.925cm" svg:height="0.925cm" svg:x="0.212cm" svg:y="0.213cm" svg:viewBox="0 0 926 926" draw:points="171,0 159,7 148,14 139,25 26,138 16,148 7,159 0,171 757,926 864,882 921,771 926,755"><text:p/></draw:polygon><draw:frame draw:style-name="gr11" draw:text-style-name="P11" svg:width="0.366cm" svg:height="0.387cm" svg:x="0.189cm" svg:y="0.189cm"><draw:image xlink:href="Pictures/100000010000001C0000001D1C06A846.png" xlink:type="simple" xlink:show="embed" xlink:actuate="onLoad" draw:mime-type="image/png"><text:p/></draw:image></draw:frame><draw:path draw:style-name="gr12" draw:text-style-name="P12" svg:width="1.13cm" svg:height="1.129cm" svg:x="0.191cm" svg:y="0.191cm" svg:viewBox="0 0 1131 1130" svg:d="M363 25h-47l10 3 4 2h3l2 2h4l2 1h1l6 2 5 4 3 3h2l2 2h2l1 2h2l2 2 9 7 9 5 649 649 63 285 30 136h4l-34-155-63-286-649-648-9-8-9-5v-2h-2zM233 25h-46l-3 3h-2l-9 9-7 5-118 118-7 6-6 7-3 7-2 2h-2v1l-2 2-1 4v1h-2v2h-2v4l-2 1-1 6-6 10-1 2v2l-2 2v3l-4 11-1 7v3l-2 2v11l-2 3v21l2-5v-9l2-3v-4l5-16v-3l2-2v-4l3-3 2-5 3-7 2-2v-4l4-3v-2l3-4v-1l4-4 3-7 131-130 7-6 5-5h2l5-5h2l2-2h2l1-2h2l2-1h2l3-4 5-2 4-2 2-1h5l2-2h3l6-4zM242 23h-51l-2 2h51zM360 23h-49l1 2h50zM251 21h-57l-2 2h57zM358 21h-56l1 2h55zM341 12h-131l-4 4-5 2-3 1-2 2h63l6-2h88l-5-3-6-2zM353 19h-65l3 2h65zM335 11h-122l-1 1h127zM314 4h-76l-16 5h-1l-2 2h114l-7-4-5-2h-5zM307 2h-62l-3 2h69zM295 0h-36l-3 2h42z"><text:p/></draw:path><draw:custom-shape draw:style-name="gr13" draw:text-style-name="P14" svg:width="15.491cm" svg:height="1.509cm" svg:x="1.512cm" svg:y="0.002cm"><text:p text:style-name="P13"/><text:p text:style-name="P13"><text:span text:style-name="T2">Apellidos,</text:span><text:span text:style-name="T3"> </text:span><text:span text:style-name="T2">Nombre:</text:span><text:span text:style-name="T4"> </text:span><text:span text:style-name="T4">Ricardo Andres Bautista Diaz</text:span></text:p><draw:enhanced-geometry draw:type="0"/></draw:custom-shape></draw:g></text:p>
        <text:p text:style-name="P15" loext:marker-style-name="T5"/>
        <text:h text:style-name="P16" text:outline-level="2">Gestión<text:span text:style-name="T6"> </text:span>de<text:span text:style-name="T6"> </text:span>procesos</text:h>
        <text:p text:style-name="P17" loext:marker-style-name="T7"/>
        <text:p text:style-name="P17" loext:marker-style-name="T7"/>
        <text:p text:style-name="P18" loext:marker-style-name="T8"/>
        <text:p text:style-name="P19"><draw:g text:anchor-type="char" draw:z-index="2" draw:style-name="gr14"><draw:rect draw:style-name="gr2" draw:text-style-name="P2" svg:width="1.509cm" svg:height="1.491cm" svg:x="2cm" svg:y="-0.212cm"><text:p/></draw:rect><draw:path draw:style-name="gr3" draw:text-style-name="P3" svg:width="17.003cm" svg:height="12.377cm" svg:x="1.998cm" svg:y="-0.211cm" svg:viewBox="0 0 17004 12378" svg:d="M0 2h17004M0 1493h17004M0 12376h17004M2 0v12378M1512 0v1495M17002 0v12378"><text:p/></draw:path><draw:polygon draw:style-name="gr4" draw:text-style-name="P4" svg:width="0.952cm" svg:height="0.978cm" svg:x="2.27cm" svg:y="0.11cm" svg:viewBox="0 0 953 979" draw:points="874,0 79,0 48,7 23,23 7,49 0,79 0,489 0,900 7,930 23,956 48,972 79,979 874,979 904,972 930,956 946,930 953,900 953,79 946,49 930,23 904,7"><text:p/></draw:polygon><draw:polygon draw:style-name="gr15" draw:text-style-name="P20" svg:width="0.952cm" svg:height="0.978cm" svg:x="2.27cm" svg:y="0.083cm" svg:viewBox="0 0 953 979" draw:points="874,0 79,0 48,7 23,23 7,49 0,79 0,489 0,900 7,930 23,956 48,972 79,979 874,979 904,972 930,956 946,930 953,900 953,79 946,49 930,23 904,7"><text:p/></draw:polygon><draw:polygon draw:style-name="gr4" draw:text-style-name="P4" svg:width="0.74cm" svg:height="0.211cm" svg:x="2.375cm" svg:y="0.216cm" svg:viewBox="0 0 741 212" draw:points="741,0 0,0 0,148 79,212 159,159 265,186 371,133 476,186 635,133 741,148"><text:p/></draw:polygon><draw:polygon draw:style-name="gr16" draw:text-style-name="P11" svg:width="0.74cm" svg:height="0.211cm" svg:x="2.375cm" svg:y="0.188cm" svg:viewBox="0 0 741 212" draw:points="741,0 0,0 0,148 79,212 159,159 265,186 371,133 476,186 635,133 741,148"><text:p/></draw:polygon><draw:polygon draw:style-name="gr12" draw:text-style-name="P12" svg:width="0.952cm" svg:height="0.105cm" svg:x="2.27cm" svg:y="0.083cm" svg:viewBox="0 0 953 106" draw:points="874,0 79,0 48,7 23,23 7,49 0,80 0,106 7,76 23,49 48,34 79,27 874,27 904,34 930,49 946,76 953,106 953,80 946,49 930,23 904,7"><text:p/></draw:polygon><draw:frame draw:style-name="gr11" draw:text-style-name="P11" svg:width="0.424cm" svg:height="0.318cm" svg:x="2.534cm" svg:y="-0.048cm"><draw:image xlink:href="Pictures/10000001000000200000001815318A10.png" xlink:type="simple" xlink:show="embed" xlink:actuate="onLoad" draw:mime-type="image/png"><text:p/></draw:image></draw:frame></draw:g>1.<text:span text:style-name="T9"> </text:span>En<text:span text:style-name="T10"> </text:span>un<text:span text:style-name="T10"> </text:span>sistema<text:span text:style-name="T10"> </text:span>se<text:span text:style-name="T10"> </text:span>cargan<text:span text:style-name="T6"> </text:span>los<text:span text:style-name="T10"> </text:span>siguientes procesos:</text:p>
        <text:p text:style-name="P21" loext:marker-style-name="T11"/>
        <text:p text:style-name="P21" loext:marker-style-name="T11"/>
        <text:p text:style-name="P21" loext:marker-style-name="T11"/>
        <text:p text:style-name="P22" loext:marker-style-name="T1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23" loext:marker-style-name="T13"><text:span text:style-name="T13">Proceso</text:span><text:span text:style-name="T13"/></text:p>
            </table:table-cell>
            <table:table-cell table:style-name="Tabla1.B1" office:value-type="string">
              <text:p text:style-name="P24" loext:marker-style-name="T13"><text:span text:style-name="T13">Tiempo</text:span><text:span text:style-name="T14"> </text:span><text:span text:style-name="T13">de</text:span><text:span text:style-name="T15"> </text:span><text:span text:style-name="T13">llegada</text:span><text:span text:style-name="T16"> </text:span><text:span text:style-name="T13">(T</text:span><text:span text:style-name="T17">i</text:span><text:span text:style-name="T18">)</text:span></text:p>
            </table:table-cell>
            <table:table-cell table:style-name="Tabla1.B1" office:value-type="string">
              <text:p text:style-name="Table_20_Paragraph" loext:marker-style-name="T13"><text:span text:style-name="T13">Tiempo</text:span><text:span text:style-name="T19"> </text:span><text:span text:style-name="T13">de</text:span><text:span text:style-name="T15"> </text:span><text:span text:style-name="T13">servicio</text:span><text:span text:style-name="T15"> </text:span><text:span text:style-name="T13">(T</text:span><text:span text:style-name="T17">s</text:span><text:span text:style-name="T18">)</text:span></text:p>
            </table:table-cell>
            <table:table-cell table:style-name="Tabla1.B1" office:value-type="string">
              <text:p text:style-name="P24" loext:marker-style-name="T13"><text:span text:style-name="T13">Prioridad</text:span><text:span text:style-name="T13"/></text:p>
            </table:table-cell>
          </table:table-row>
          <table:table-row table:style-name="Tabla1.2">
            <table:table-cell table:style-name="Tabla1.A1" office:value-type="string">
              <text:p text:style-name="P25" loext:marker-style-name="T13"><text:span text:style-name="T13">P1</text:span><text:span text:style-name="T13"/></text:p>
            </table:table-cell>
            <table:table-cell table:style-name="Tabla1.B1" office:value-type="string">
              <text:p text:style-name="P26" loext:marker-style-name="T20"><text:span text:style-name="T20">0</text:span><text:span text:style-name="T20"/></text:p>
            </table:table-cell>
            <table:table-cell table:style-name="Tabla1.B1" office:value-type="string">
              <text:p text:style-name="P27" loext:marker-style-name="T20"><text:span text:style-name="T20">3</text:span><text:span text:style-name="T20"/></text:p>
            </table:table-cell>
            <table:table-cell table:style-name="Tabla1.B1" office:value-type="string">
              <text:p text:style-name="P26" loext:marker-style-name="T20"><text:span text:style-name="T20">3</text:span><text:span text:style-name="T20"/></text:p>
            </table:table-cell>
          </table:table-row>
          <table:table-row table:style-name="Tabla1.3">
            <table:table-cell table:style-name="Tabla1.A1" office:value-type="string">
              <text:p text:style-name="P23" loext:marker-style-name="T13"><text:span text:style-name="T13">P2</text:span><text:span text:style-name="T13"/></text:p>
            </table:table-cell>
            <table:table-cell table:style-name="Tabla1.B1" office:value-type="string">
              <text:p text:style-name="P28" loext:marker-style-name="T20"><text:span text:style-name="T20">2</text:span><text:span text:style-name="T20"/></text:p>
            </table:table-cell>
            <table:table-cell table:style-name="Tabla1.B1" office:value-type="string">
              <text:p text:style-name="P29" loext:marker-style-name="T20"><text:span text:style-name="T20">7</text:span><text:span text:style-name="T20"/></text:p>
            </table:table-cell>
            <table:table-cell table:style-name="Tabla1.B1" office:value-type="string">
              <text:p text:style-name="P28" loext:marker-style-name="T20"><text:span text:style-name="T20">1</text:span><text:span text:style-name="T20"/></text:p>
            </table:table-cell>
          </table:table-row>
          <table:table-row table:style-name="Tabla1.2">
            <table:table-cell table:style-name="Tabla1.A1" office:value-type="string">
              <text:p text:style-name="P25" loext:marker-style-name="T13"><text:span text:style-name="T13">P3</text:span><text:span text:style-name="T13"/></text:p>
            </table:table-cell>
            <table:table-cell table:style-name="Tabla1.B1" office:value-type="string">
              <text:p text:style-name="P26" loext:marker-style-name="T20"><text:span text:style-name="T20">3</text:span><text:span text:style-name="T20"/></text:p>
            </table:table-cell>
            <table:table-cell table:style-name="Tabla1.B1" office:value-type="string">
              <text:p text:style-name="P27" loext:marker-style-name="T20"><text:span text:style-name="T20">5</text:span><text:span text:style-name="T20"/></text:p>
            </table:table-cell>
            <table:table-cell table:style-name="Tabla1.B1" office:value-type="string">
              <text:p text:style-name="P26" loext:marker-style-name="T20"><text:span text:style-name="T20">2</text:span><text:span text:style-name="T20"/></text:p>
            </table:table-cell>
          </table:table-row>
          <table:table-row table:style-name="Tabla1.1">
            <table:table-cell table:style-name="Tabla1.A1" office:value-type="string">
              <text:p text:style-name="P23" loext:marker-style-name="T13"><text:span text:style-name="T13">P4</text:span><text:span text:style-name="T13"/></text:p>
            </table:table-cell>
            <table:table-cell table:style-name="Tabla1.B1" office:value-type="string">
              <text:p text:style-name="P28" loext:marker-style-name="T20"><text:span text:style-name="T20">1</text:span><text:span text:style-name="T20"/></text:p>
            </table:table-cell>
            <table:table-cell table:style-name="Tabla1.B1" office:value-type="string">
              <text:p text:style-name="P29" loext:marker-style-name="T20"><text:span text:style-name="T20">2</text:span><text:span text:style-name="T20"/></text:p>
            </table:table-cell>
            <table:table-cell table:style-name="Tabla1.B1" office:value-type="string">
              <text:p text:style-name="P28" loext:marker-style-name="T20"><text:span text:style-name="T20">3</text:span><text:span text:style-name="T20"/></text:p>
            </table:table-cell>
          </table:table-row>
        </table:table>
        <text:p text:style-name="P21" loext:marker-style-name="T11"/>
        <text:list text:style-name="WWNum1">
          <text:list-item>
            <text:p text:style-name="P30" loext:marker-style-name="T21"><draw:line text:anchor-type="char" draw:z-index="5" draw:style-name="gr17" draw:text-style-name="P31" svg:x1="2.099cm" svg:y1="-3.824cm" svg:x2="2.099cm" svg:y2="-0.406cm"><text:p/></draw:line><text:span text:style-name="T21">Elabora</text:span><text:span text:style-name="T22"> </text:span><text:span text:style-name="T21">el</text:span><text:span text:style-name="T23"> </text:span><text:span text:style-name="T21">cronograma</text:span><text:span text:style-name="T23"> </text:span><text:span text:style-name="T21">de</text:span><text:span text:style-name="T24"> </text:span><text:span text:style-name="T21">planificación</text:span><text:span text:style-name="T24"> </text:span><text:span text:style-name="T21">de</text:span><text:span text:style-name="T23"> </text:span><text:span text:style-name="T21">procesos</text:span><text:span text:style-name="T24"> </text:span><text:span text:style-name="T21">sabiendo</text:span><text:span text:style-name="T23"> </text:span><text:span text:style-name="T21">que</text:span><text:span text:style-name="T23"> </text:span><text:span text:style-name="T21">el</text:span><text:span text:style-name="T24"> </text:span><text:span text:style-name="T21">algoritmo</text:span><text:span text:style-name="T24"> </text:span><text:span text:style-name="T21">que</text:span><text:span text:style-name="T25"> </text:span><text:span text:style-name="T21">empleado por</text:span><text:span text:style-name="T26"> </text:span><text:span text:style-name="T21">el</text:span><text:span text:style-name="T27"> </text:span><text:span text:style-name="T21">sistema</text:span><text:span text:style-name="T28"> </text:span><text:span text:style-name="T21">operativo</text:span><text:span text:style-name="T28"> </text:span><text:span text:style-name="T21">es</text:span><text:span text:style-name="T27"> </text:span><text:span text:style-name="T21">prioridades</text:span><text:span text:style-name="T26"> </text:span><text:span text:style-name="T21">no</text:span><text:span text:style-name="T27"> </text:span><text:span text:style-name="T21">expulsivo</text:span></text:p>
          </text:list-item>
          <text:list-item>
            <text:p text:style-name="P32" loext:marker-style-name="T21"><text:span text:style-name="T21">Calcula</text:span><text:span text:style-name="T29"> </text:span><text:span text:style-name="T21">el</text:span><text:span text:style-name="T28"> </text:span><text:span text:style-name="T21">tiempo</text:span><text:span text:style-name="T29"> </text:span><text:span text:style-name="T21">de</text:span><text:span text:style-name="T29"> </text:span><text:span text:style-name="T21">salida</text:span><text:span text:style-name="T27"> </text:span><text:span text:style-name="T21">(T</text:span><text:span text:style-name="T30">f</text:span><text:span text:style-name="T31">)</text:span><text:span text:style-name="T32"> </text:span><text:span text:style-name="T31">para</text:span><text:span text:style-name="T33"> </text:span><text:span text:style-name="T31">cada</text:span><text:span text:style-name="T32"> </text:span><text:span text:style-name="T31">uno</text:span><text:span text:style-name="T34"> </text:span><text:span text:style-name="T31">de</text:span><text:span text:style-name="T33"> </text:span><text:span text:style-name="T31">los</text:span><text:span text:style-name="T32"> </text:span><text:span text:style-name="T31">procesos</text:span></text:p>
          </text:list-item>
          <text:list-item>
            <text:p text:style-name="P33" loext:marker-style-name="T21"><text:span text:style-name="T21">Calcula</text:span><text:span text:style-name="T35"> </text:span><text:span text:style-name="T21">el</text:span><text:span text:style-name="T29"> </text:span><text:span text:style-name="T21">tiempo</text:span><text:span text:style-name="T27"> </text:span><text:span text:style-name="T21">de</text:span><text:span text:style-name="T29"> </text:span><text:span text:style-name="T21">retorno</text:span><text:span text:style-name="T29"> </text:span><text:span text:style-name="T21">(T</text:span><text:span text:style-name="T30">q</text:span><text:span text:style-name="T31">)</text:span><text:span text:style-name="T36"> </text:span><text:span text:style-name="T31">para</text:span><text:span text:style-name="T33"> </text:span><text:span text:style-name="T31">cada</text:span><text:span text:style-name="T36"> </text:span><text:span text:style-name="T31">uno</text:span><text:span text:style-name="T32"> </text:span><text:span text:style-name="T31">de</text:span><text:span text:style-name="T33"> </text:span><text:span text:style-name="T31">los</text:span><text:span text:style-name="T36"> </text:span><text:span text:style-name="T31">procesos</text:span></text:p>
          </text:list-item>
          <text:list-item>
            <text:p text:style-name="P34" loext:marker-style-name="T21"><text:span text:style-name="T21">Calcula</text:span><text:span text:style-name="T37"> </text:span><text:span text:style-name="T21">el</text:span><text:span text:style-name="T38"> </text:span><text:span text:style-name="T21">tiempo</text:span><text:span text:style-name="T37"> </text:span><text:span text:style-name="T21">de</text:span><text:span text:style-name="T37"> </text:span><text:span text:style-name="T21">espera</text:span><text:span text:style-name="T37"> </text:span><text:span text:style-name="T21">(T</text:span><text:span text:style-name="T30">e</text:span><text:span text:style-name="T31">)</text:span><text:span text:style-name="T39"> </text:span><text:span text:style-name="T31">para</text:span><text:span text:style-name="T40"> </text:span><text:span text:style-name="T31">cada</text:span><text:span text:style-name="T41"> </text:span><text:span text:style-name="T31">uno</text:span><text:span text:style-name="T40"> </text:span><text:span text:style-name="T31">de</text:span><text:span text:style-name="T39"> </text:span><text:span text:style-name="T31">los</text:span><text:span text:style-name="T40"> </text:span><text:span text:style-name="T31">procesos,</text:span><text:span text:style-name="T39"> </text:span><text:span text:style-name="T31">así</text:span><text:span text:style-name="T39"> </text:span><text:span text:style-name="T31">como</text:span><text:span text:style-name="T40"> </text:span><text:span text:style-name="T31">el</text:span><text:span text:style-name="T41"> </text:span><text:span text:style-name="T31">tiempo</text:span><text:span text:style-name="T42"> </text:span><text:span text:style-name="T31">medio de</text:span><text:span text:style-name="T33"> </text:span><text:span text:style-name="T31">espera</text:span></text:p>
          </text:list-item>
          <text:list-item>
            <text:p text:style-name="P35" loext:marker-style-name="T21"><text:span text:style-name="T21">Calcula</text:span><text:span text:style-name="T43"> </text:span><text:span text:style-name="T21">el</text:span><text:span text:style-name="T44"> </text:span><text:span text:style-name="T21">tiempo</text:span><text:span text:style-name="T45"> </text:span><text:span text:style-name="T21">de</text:span><text:span text:style-name="T43"> </text:span><text:span text:style-name="T21">retorno</text:span><text:span text:style-name="T44"> </text:span><text:span text:style-name="T21">normalizado</text:span><text:span text:style-name="T45"> </text:span><text:span text:style-name="T21">(T</text:span><text:span text:style-name="T30">n</text:span><text:span text:style-name="T31">=T</text:span><text:span text:style-name="T30">q</text:span><text:span text:style-name="T31">/T</text:span><text:span text:style-name="T30">s</text:span><text:span text:style-name="T31">),</text:span><text:span text:style-name="T46"> </text:span><text:span text:style-name="T31">así</text:span><text:span text:style-name="T47"> </text:span><text:span text:style-name="T31">como</text:span><text:span text:style-name="T46"> </text:span><text:span text:style-name="T31">el</text:span><text:span text:style-name="T46"> </text:span><text:span text:style-name="T31">tiempo</text:span><text:span text:style-name="T48"> </text:span><text:span text:style-name="T31">medio</text:span><text:span text:style-name="T49"> </text:span><text:span text:style-name="T31">de</text:span><text:span text:style-name="T42"> </text:span><text:span text:style-name="T31">retorno</text:span><text:span text:style-name="T34"> </text:span><text:span text:style-name="T31">normalizado</text:span></text:p>
          </text:list-item>
        </text:list>
        <text:p text:style-name="P36" loext:marker-style-name="T50"/>
        <text:h text:style-name="P37" text:outline-level="2">Completar:</text:h>
        <text:p text:style-name="P38" loext:marker-style-name="T51"/>
        <text:p text:style-name="P39" loext:marker-style-name="T52"/>
        <text:list text:style-name="WWNum2">
          <text:list-item>
            <text:p text:style-name="P40" loext:marker-style-name="T21"><text:span text:style-name="T21">cronograma</text:span><text:span text:style-name="T27"> </text:span><text:span text:style-name="T21">de</text:span><text:span text:style-name="T27"> </text:span><text:span text:style-name="T21">planificación</text:span><text:span text:style-name="T29"> </text:span><text:span text:style-name="T21">de</text:span><text:span text:style-name="T35"> </text:span><text:span text:style-name="T21">procesos</text:span><text:span text:style-name="T27"> </text:span><text:span text:style-name="T21">sabiendo</text:span><text:span text:style-name="T29"> </text:span><text:span text:style-name="T21">que</text:span><text:span text:style-name="T27"> </text:span><text:span text:style-name="T21">el</text:span><text:span text:style-name="T35"> </text:span><text:span text:style-name="T21">algoritmo</text:span><text:span text:style-name="T29"> </text:span><text:span text:style-name="T21">que</text:span><text:span text:style-name="T35"> </text:span><text:span text:style-name="T21">empleado</text:span><text:span text:style-name="T29"> </text:span><text:span text:style-name="T21">por</text:span><text:span text:style-name="T25"> </text:span><text:span text:style-name="T21">el sistema</text:span><text:span text:style-name="T28"> </text:span><text:span text:style-name="T21">operativo</text:span><text:span text:style-name="T28"> </text:span><text:span text:style-name="T21">es prioridades</text:span><text:span text:style-name="T26"> </text:span><text:span text:style-name="T21">no</text:span><text:span text:style-name="T26"> </text:span><text:span text:style-name="T21">expulsivo</text:span></text:p>
          </text:list-item>
        </text:list>
        <text:p text:style-name="P21" loext:marker-style-name="T11"/>
        <text:p text:style-name="P21" loext:marker-style-name="T11"/>
      </text:section>
      <text:section text:style-name="Sect2" text:name="Sección1">
        <text:h text:style-name="P41" text:outline-level="2"><draw:g text:anchor-type="char" draw:z-index="6" draw:style-name="gr18"><draw:path draw:style-name="gr19" draw:text-style-name="P42" svg:width="2.428cm" svg:height="0.484cm" svg:x="2.808cm" svg:y="0.161cm" svg:viewBox="0 0 2429 485" svg:d="M810 0h-810v485h810zM1618 0h-807v485h807zM2429 0h-810v485h810z"><text:p/></draw:path><draw:path draw:style-name="gr20" draw:text-style-name="P43" svg:width="5.663cm" svg:height="0.484cm" svg:x="5.239cm" svg:y="0.649cm" svg:viewBox="0 0 5664 485" svg:d="M806 0h-806v485h806zM1618 0h-810v485h810zM2425 0h-806v485h806zM3233 0h-806v485h806zM4045 0h-810v485h810zM4853 0h-807v485h807zM5664 0h-810v485h810z"><text:p/></draw:path><draw:path draw:style-name="gr21" draw:text-style-name="P44" svg:width="4.044cm" svg:height="0.484cm" svg:x="10.904cm" svg:y="1.136cm" svg:viewBox="0 0 4045 485" svg:d="M806 0h-806v485h806zM1618 0h-810v485h810zM2426 0h-807v485h807zM3234 0h-807v485h807zM4045 0h-810v485h810z"><text:p/></draw:path><draw:path draw:style-name="gr22" draw:text-style-name="P45" svg:width="1.616cm" svg:height="0.484cm" svg:x="14.951cm" svg:y="1.622cm" svg:viewBox="0 0 1617 485" svg:d="M806 0h-806v485h806zM1617 0h-809v485h809z"><text:p/></draw:path><draw:custom-shape draw:style-name="gr23" draw:text-style-name="P14" svg:width="0.248cm" svg:height="0.475cm" svg:x="3.111cm" svg:y="0.175cm"><text:p text:style-name="P13"><text:span text:style-name="T53">x</text:span></text:p><draw:enhanced-geometry draw:type="0"/></draw:custom-shape><draw:custom-shape draw:style-name="gr23" draw:text-style-name="P14" svg:width="0.248cm" svg:height="0.475cm" svg:x="4.731cm" svg:y="0.662cm"><text:p text:style-name="P13"><text:span text:style-name="T53">x</text:span></text:p><draw:enhanced-geometry draw:type="0"/></draw:custom-shape><draw:custom-shape draw:style-name="gr23" draw:text-style-name="P14" svg:width="0.248cm" svg:height="0.475cm" svg:x="5.542cm" svg:y="1.149cm"><text:p text:style-name="P13"><text:span text:style-name="T53">x</text:span></text:p><draw:enhanced-geometry draw:type="0"/></draw:custom-shape><draw:custom-shape draw:style-name="gr23" draw:text-style-name="P14" svg:width="0.248cm" svg:height="0.475cm" svg:x="3.923cm" svg:y="1.636cm"><text:p text:style-name="P13"><text:span text:style-name="T53">x</text:span></text:p><draw:enhanced-geometry draw:type="0"/></draw:custom-shape></draw:g>P1<text:span text:style-name="T54"> </text:span>P2<text:span text:style-name="T54"> </text:span>P3<text:span text:style-name="T54"> </text:span>P4</text:h>
        <text:p text:style-name="P46" loext:marker-style-name="T55"><text:span text:style-name="T55">0<text:tab/>1<text:tab/>2</text:span><text:span text:style-name="T55"/></text:p>
        <text:p text:style-name="P47" loext:marker-style-name="T11"/>
        <text:p text:style-name="P21" loext:marker-style-name="T11"/>
        <text:p text:style-name="P21" loext:marker-style-name="T11"/>
        <text:p text:style-name="P21" loext:marker-style-name="T11"/>
        <text:p text:style-name="Text_20_body"/>
        <text:p text:style-name="P48" loext:marker-style-name="T55"><text:span text:style-name="T55">3<text:tab/>4<text:tab/>5<text:tab/>6<text:tab/>7<text:tab/>8<text:tab/>9<text:tab/>10<text:tab/>11<text:tab/>12<text:tab/>13<text:tab/>14<text:tab/>15<text:tab/>16<text:tab/>17<text:tab/>18<text:tab/>19</text:span><text:span text:style-name="T55"/></text:p>
      </text:section>
      <text:section text:style-name="Sect1" text:name="Sección2">
        <text:p text:style-name="P21" loext:marker-style-name="T11"/>
        <text:p text:style-name="P21" loext:marker-style-name="T11"/>
        <text:p text:style-name="P49" loext:marker-style-name="T56"/>
        <text:list text:continue-numbering="true" text:style-name="WWNum2">
          <text:list-item>
            <text:p text:style-name="P50" loext:marker-style-name="T21"><text:span text:style-name="T21">Calcula</text:span><text:span text:style-name="T29"> </text:span><text:span text:style-name="T21">el</text:span><text:span text:style-name="T29"> </text:span><text:span text:style-name="T21">tiempo</text:span><text:span text:style-name="T28"> </text:span><text:span text:style-name="T21">de</text:span><text:span text:style-name="T28"> </text:span><text:span text:style-name="T21">salida (T</text:span><text:span text:style-name="T30">f</text:span><text:span text:style-name="T31">)</text:span><text:span text:style-name="T33"> </text:span><text:span text:style-name="T31">para</text:span><text:span text:style-name="T32"> </text:span><text:span text:style-name="T31">cada</text:span><text:span text:style-name="T33"> </text:span><text:span text:style-name="T31">uno</text:span><text:span text:style-name="T34"> </text:span><text:span text:style-name="T31">de</text:span><text:span text:style-name="T32"> </text:span><text:span text:style-name="T31">los</text:span><text:span text:style-name="T32"> </text:span><text:span text:style-name="T31">procesos</text:span></text:p>
          </text:list-item>
        </text:list>
      </text:section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1" loext:marker-style-name="T13"><text:span text:style-name="T13">Proceso</text:span><text:span text:style-name="T13"/></text:p>
          </table:table-cell>
          <table:table-cell table:style-name="Tabla2.A1" office:value-type="string">
            <text:p text:style-name="P51" loext:marker-style-name="T13"><text:span text:style-name="T13">Tiempo</text:span><text:span text:style-name="T15"> </text:span><text:span text:style-name="T13">de</text:span><text:span text:style-name="T16"> </text:span><text:span text:style-name="T13">salida</text:span><text:span text:style-name="T15"> </text:span><text:span text:style-name="T13">(T</text:span><text:span text:style-name="T17">f</text:span><text:span text:style-name="T18">)</text:span></text:p>
          </table:table-cell>
        </table:table-row>
        <table:table-row table:style-name="Tabla2.2">
          <table:table-cell table:style-name="Tabla2.A1" office:value-type="string">
            <text:p text:style-name="P52" loext:marker-style-name="T13"><text:span text:style-name="T13">P1</text:span><text:span text:style-name="T13"/></text:p>
          </table:table-cell>
          <table:table-cell table:style-name="Tabla2.A1" office:value-type="string">
            <text:p text:style-name="P52" loext:marker-style-name="T20"><text:span text:style-name="T20">2</text:span><text:span text:style-name="T20"/></text:p>
          </table:table-cell>
        </table:table-row>
        <table:table-row table:style-name="Tabla2.3">
          <table:table-cell table:style-name="Tabla2.A1" office:value-type="string">
            <text:p text:style-name="P51" loext:marker-style-name="T13"><text:span text:style-name="T13">P2</text:span><text:span text:style-name="T13"/></text:p>
          </table:table-cell>
          <table:table-cell table:style-name="Tabla2.A1" office:value-type="string">
            <text:p text:style-name="P51" loext:marker-style-name="T20"><text:span text:style-name="T20">9</text:span><text:span text:style-name="T20"/></text:p>
          </table:table-cell>
        </table:table-row>
        <table:table-row table:style-name="Tabla2.2">
          <table:table-cell table:style-name="Tabla2.A1" office:value-type="string">
            <text:p text:style-name="P52" loext:marker-style-name="T13"><text:span text:style-name="T13">P3</text:span><text:span text:style-name="T13"/></text:p>
          </table:table-cell>
          <table:table-cell table:style-name="Tabla2.A1" office:value-type="string">
            <text:p text:style-name="P52" loext:marker-style-name="T20"><text:span text:style-name="T20">14</text:span><text:span text:style-name="T20"/></text:p>
          </table:table-cell>
        </table:table-row>
        <table:table-row table:style-name="Tabla2.5">
          <table:table-cell table:style-name="Tabla2.A1" office:value-type="string">
            <text:p text:style-name="P51" loext:marker-style-name="T13"><text:span text:style-name="T13">P4</text:span><text:span text:style-name="T13"/></text:p>
          </table:table-cell>
          <table:table-cell table:style-name="Tabla2.A1" office:value-type="string">
            <text:p text:style-name="P51" loext:marker-style-name="T20"><text:span text:style-name="T20">16</text:span><text:span text:style-name="T20"/></text:p>
          </table:table-cell>
        </table:table-row>
      </table:table>
      <text:p text:style-name="P21" loext:marker-style-name="T11"/>
      <text:list text:continue-numbering="true" text:style-name="WWNum2">
        <text:list-item>
          <text:p text:style-name="P53" loext:marker-style-name="T21"><text:span text:style-name="T21">Calcula</text:span><text:span text:style-name="T27"> </text:span><text:span text:style-name="T21">el</text:span><text:span text:style-name="T29"> </text:span><text:span text:style-name="T21">tiempo</text:span><text:span text:style-name="T29"> </text:span><text:span text:style-name="T21">de</text:span><text:span text:style-name="T35"> </text:span><text:span text:style-name="T21">retorno</text:span><text:span text:style-name="T28"> </text:span><text:span text:style-name="T21">(T</text:span><text:span text:style-name="T30">q</text:span><text:span text:style-name="T31">)</text:span><text:span text:style-name="T33"> </text:span><text:span text:style-name="T31">para</text:span><text:span text:style-name="T36"> </text:span><text:span text:style-name="T31">cada</text:span><text:span text:style-name="T33"> </text:span><text:span text:style-name="T31">uno</text:span><text:span text:style-name="T32"> </text:span><text:span text:style-name="T31">de</text:span><text:span text:style-name="T32"> </text:span><text:span text:style-name="T31">los</text:span><text:span text:style-name="T36"> </text:span><text:span text:style-name="T31">procesos</text:span></text:p>
        </text:list-item>
      </text:list>
      <text:p text:style-name="P54" loext:marker-style-name="T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Table_20_Paragraph" loext:marker-style-name="T13"><text:span text:style-name="T13">Proceso</text:span><text:span text:style-name="T13"/></text:p>
          </table:table-cell>
          <table:table-cell table:style-name="Tabla3.A1" office:value-type="string">
            <text:p text:style-name="Table_20_Paragraph" loext:marker-style-name="T13"><text:span text:style-name="T13">Tiempo</text:span><text:span text:style-name="T15"> </text:span><text:span text:style-name="T13">de</text:span><text:span text:style-name="T16"> </text:span><text:span text:style-name="T13">llegada</text:span><text:span text:style-name="T16"> </text:span><text:span text:style-name="T13">(Ti)</text:span></text:p>
          </table:table-cell>
          <table:table-cell table:style-name="Tabla3.A1" office:value-type="string">
            <text:p text:style-name="P24" loext:marker-style-name="T13"><text:span text:style-name="T13">Tiempo</text:span><text:span text:style-name="T14"> </text:span><text:span text:style-name="T13">de</text:span><text:span text:style-name="T14"> </text:span><text:span text:style-name="T13">salida</text:span><text:span text:style-name="T16"> </text:span><text:span text:style-name="T13">(T</text:span><text:span text:style-name="T17">f</text:span><text:span text:style-name="T18">)</text:span></text:p>
          </table:table-cell>
          <table:table-cell table:style-name="Tabla3.A1" office:value-type="string">
            <text:p text:style-name="P24" loext:marker-style-name="T13"><text:span text:style-name="T13">Tiempo</text:span><text:span text:style-name="T19"> </text:span><text:span text:style-name="T13">de</text:span><text:span text:style-name="T19"> </text:span><text:span text:style-name="T13">retorno</text:span><text:span text:style-name="T15"> </text:span><text:span text:style-name="T13">(T</text:span><text:span text:style-name="T17">q</text:span><text:span text:style-name="T18">)</text:span></text:p>
          </table:table-cell>
        </table:table-row>
        <table:table-row table:style-name="Tabla3.2">
          <table:table-cell table:style-name="Tabla3.A1" office:value-type="string">
            <text:p text:style-name="P55" loext:marker-style-name="T13"><text:span text:style-name="T13">P1</text:span><text:span text:style-name="T13"/></text:p>
          </table:table-cell>
          <table:table-cell table:style-name="Tabla3.A1" office:value-type="string">
            <text:p text:style-name="P55" loext:marker-style-name="T20"><text:span text:style-name="T20">0</text:span><text:span text:style-name="T20"/></text:p>
          </table:table-cell>
          <table:table-cell table:style-name="Tabla3.A1" office:value-type="string">
            <text:p text:style-name="P56" loext:marker-style-name="T20"><text:span text:style-name="T20">2</text:span><text:span text:style-name="T20"/></text:p>
          </table:table-cell>
          <table:table-cell table:style-name="Tabla3.A1" office:value-type="string">
            <text:p text:style-name="P56" loext:marker-style-name="T20"><text:span text:style-name="T20">2</text:span><text:span text:style-name="T20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13"><text:span text:style-name="T13">P2</text:span><text:span text:style-name="T13"/></text:p>
          </table:table-cell>
          <table:table-cell table:style-name="Tabla3.A1" office:value-type="string">
            <text:p text:style-name="Table_20_Paragraph" loext:marker-style-name="T20"><text:span text:style-name="T20">2</text:span><text:span text:style-name="T20"/></text:p>
          </table:table-cell>
          <table:table-cell table:style-name="Tabla3.A1" office:value-type="string">
            <text:p text:style-name="P24" loext:marker-style-name="T20"><text:span text:style-name="T20">9</text:span><text:span text:style-name="T20"/></text:p>
          </table:table-cell>
          <table:table-cell table:style-name="Tabla3.A1" office:value-type="string">
            <text:p text:style-name="P24" loext:marker-style-name="T20"><text:span text:style-name="T20">7</text:span><text:span text:style-name="T20"/></text:p>
          </table:table-cell>
        </table:table-row>
        <table:table-row table:style-name="Tabla3.4">
          <table:table-cell table:style-name="Tabla3.A1" office:value-type="string">
            <text:p text:style-name="P55" loext:marker-style-name="T13"><text:span text:style-name="T13">P3</text:span><text:span text:style-name="T13"/></text:p>
          </table:table-cell>
          <table:table-cell table:style-name="Tabla3.A1" office:value-type="string">
            <text:p text:style-name="P55" loext:marker-style-name="T20"><text:span text:style-name="T20">3</text:span><text:span text:style-name="T20"/></text:p>
          </table:table-cell>
          <table:table-cell table:style-name="Tabla3.A1" office:value-type="string">
            <text:p text:style-name="P56" loext:marker-style-name="T20"><text:span text:style-name="T20">14</text:span><text:span text:style-name="T20"/></text:p>
          </table:table-cell>
          <table:table-cell table:style-name="Tabla3.A1" office:value-type="string">
            <text:p text:style-name="P56" loext:marker-style-name="T20"><text:span text:style-name="T20">11</text:span><text:span text:style-name="T20"/></text:p>
          </table:table-cell>
        </table:table-row>
        <table:table-row table:style-name="Tabla3.5">
          <table:table-cell table:style-name="Tabla3.A1" office:value-type="string">
            <text:p text:style-name="Table_20_Paragraph" loext:marker-style-name="T13"><text:span text:style-name="T13">P4</text:span><text:span text:style-name="T13"/></text:p>
          </table:table-cell>
          <table:table-cell table:style-name="Tabla3.A1" office:value-type="string">
            <text:p text:style-name="Table_20_Paragraph" loext:marker-style-name="T20"><text:span text:style-name="T20">1</text:span><text:span text:style-name="T20"/></text:p>
          </table:table-cell>
          <table:table-cell table:style-name="Tabla3.A1" office:value-type="string">
            <text:p text:style-name="P24" loext:marker-style-name="T20"><text:span text:style-name="T20">16</text:span><text:span text:style-name="T20"/></text:p>
          </table:table-cell>
          <table:table-cell table:style-name="Tabla3.A1" office:value-type="string">
            <text:p text:style-name="P24" loext:marker-style-name="T20"><text:span text:style-name="T20">15</text:span><text:span text:style-name="T20"/></text:p>
          </table:table-cell>
        </table:table-row>
      </table:table>
      <text:p text:style-name="P57" loext:marker-style-name="T57"/>
      <text:list text:continue-numbering="true" text:style-name="WWNum2">
        <text:list-item>
          <text:p text:style-name="P58" loext:marker-style-name="T21"><text:span text:style-name="T21">Calcula</text:span><text:span text:style-name="T35"> </text:span><text:span text:style-name="T21">el</text:span><text:span text:style-name="T35"> </text:span><text:span text:style-name="T21">tiempo</text:span><text:span text:style-name="T28"> </text:span><text:span text:style-name="T21">de</text:span><text:span text:style-name="T27"> </text:span><text:span text:style-name="T21">espera</text:span><text:span text:style-name="T29"> </text:span><text:span text:style-name="T21">(T</text:span><text:span text:style-name="T30">e</text:span><text:span text:style-name="T31">)</text:span><text:span text:style-name="T36"> </text:span><text:span text:style-name="T31">para</text:span><text:span text:style-name="T33"> </text:span><text:span text:style-name="T31">cada</text:span><text:span text:style-name="T36"> </text:span><text:span text:style-name="T31">uno</text:span><text:span text:style-name="T32"> </text:span><text:span text:style-name="T31">de</text:span><text:span text:style-name="T34"> </text:span><text:span text:style-name="T31">los</text:span><text:span text:style-name="T36"> </text:span><text:span text:style-name="T31">procesos</text:span></text:p>
        </text:list-item>
      </text:list>
      <text:p text:style-name="P21" loext:marker-style-name="T11"/>
      <text:p text:style-name="P59" loext:marker-style-name="T5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5" loext:marker-style-name="T13"><text:span text:style-name="T13">Proceso</text:span><text:span text:style-name="T13"/></text:p>
          </table:table-cell>
          <table:table-cell table:style-name="Tabla4.A1" office:value-type="string">
            <text:p text:style-name="P55" loext:marker-style-name="T13"><text:span text:style-name="T13">Tiempo</text:span><text:span text:style-name="T15"> </text:span><text:span text:style-name="T13">de</text:span><text:span text:style-name="T16"> </text:span><text:span text:style-name="T13">llegada</text:span><text:span text:style-name="T16"> </text:span><text:span text:style-name="T13">(Ti)</text:span></text:p>
          </table:table-cell>
          <table:table-cell table:style-name="Tabla4.A1" office:value-type="string">
            <text:p text:style-name="P56" loext:marker-style-name="T13"><text:span text:style-name="T13">Tiempo</text:span><text:span text:style-name="T14"> </text:span><text:span text:style-name="T13">de</text:span><text:span text:style-name="T14"> </text:span><text:span text:style-name="T13">inicio</text:span></text:p>
          </table:table-cell>
          <table:table-cell table:style-name="Tabla4.A1" office:value-type="string">
            <text:p text:style-name="P56" loext:marker-style-name="T13"><text:span text:style-name="T13">Tiempo</text:span><text:span text:style-name="T15"> </text:span><text:span text:style-name="T13">de</text:span><text:span text:style-name="T19"> </text:span><text:span text:style-name="T13">espera</text:span><text:span text:style-name="T15"> </text:span><text:span text:style-name="T13">(T</text:span><text:span text:style-name="T17">e</text:span><text:span text:style-name="T18">)</text:span></text:p>
          </table:table-cell>
        </table:table-row>
        <table:table-row table:style-name="Tabla4.2">
          <table:table-cell table:style-name="Tabla4.A1" office:value-type="string">
            <text:p text:style-name="Table_20_Paragraph" loext:marker-style-name="T13"><text:span text:style-name="T13">P1</text:span><text:span text:style-name="T13"/></text:p>
          </table:table-cell>
          <table:table-cell table:style-name="Tabla4.A1" office:value-type="string">
            <text:p text:style-name="Table_20_Paragraph" loext:marker-style-name="T20"><text:span text:style-name="T20">0</text:span><text:span text:style-name="T20"/></text:p>
          </table:table-cell>
          <table:table-cell table:style-name="Tabla4.A1" office:value-type="string">
            <text:p text:style-name="P24" loext:marker-style-name="T20"><text:span text:style-name="T20">0</text:span><text:span text:style-name="T20"/></text:p>
          </table:table-cell>
          <table:table-cell table:style-name="Tabla4.A1" office:value-type="string">
            <text:p text:style-name="P24" loext:marker-style-name="T20"><text:span text:style-name="T20">0</text:span><text:span text:style-name="T20"/></text:p>
          </table:table-cell>
        </table:table-row>
        <table:table-row table:style-name="Tabla4.3">
          <table:table-cell table:style-name="Tabla4.A1" office:value-type="string">
            <text:p text:style-name="P55" loext:marker-style-name="T13"><text:span text:style-name="T13">P2</text:span><text:span text:style-name="T13"/></text:p>
          </table:table-cell>
          <table:table-cell table:style-name="Tabla4.A1" office:value-type="string">
            <text:p text:style-name="P55" loext:marker-style-name="T20"><text:span text:style-name="T20">2</text:span><text:span text:style-name="T20"/></text:p>
          </table:table-cell>
          <table:table-cell table:style-name="Tabla4.A1" office:value-type="string">
            <text:p text:style-name="P56" loext:marker-style-name="T20"><text:span text:style-name="T20">3</text:span><text:span text:style-name="T20"/></text:p>
          </table:table-cell>
          <table:table-cell table:style-name="Tabla4.A1" office:value-type="string">
            <text:p text:style-name="P56" loext:marker-style-name="T20"><text:span text:style-name="T20">1</text:span><text:span text:style-name="T20"/></text:p>
          </table:table-cell>
        </table:table-row>
        <table:table-row table:style-name="Tabla4.4">
          <table:table-cell table:style-name="Tabla4.A1" office:value-type="string">
            <text:p text:style-name="Table_20_Paragraph" loext:marker-style-name="T13"><text:span text:style-name="T13">P3</text:span><text:span text:style-name="T13"/></text:p>
          </table:table-cell>
          <table:table-cell table:style-name="Tabla4.A1" office:value-type="string">
            <text:p text:style-name="Table_20_Paragraph" loext:marker-style-name="T20"><text:span text:style-name="T20">3</text:span><text:span text:style-name="T20"/></text:p>
          </table:table-cell>
          <table:table-cell table:style-name="Tabla4.A1" office:value-type="string">
            <text:p text:style-name="P24" loext:marker-style-name="T20"><text:span text:style-name="T20">10</text:span><text:span text:style-name="T20"/></text:p>
          </table:table-cell>
          <table:table-cell table:style-name="Tabla4.A1" office:value-type="string">
            <text:p text:style-name="P24" loext:marker-style-name="T20"><text:span text:style-name="T20">7</text:span><text:span text:style-name="T20"/></text:p>
          </table:table-cell>
        </table:table-row>
        <table:table-row table:style-name="Tabla4.3">
          <table:table-cell table:style-name="Tabla4.A1" office:value-type="string">
            <text:p text:style-name="P55" loext:marker-style-name="T13"><text:span text:style-name="T13">P4</text:span><text:span text:style-name="T13"/></text:p>
          </table:table-cell>
          <table:table-cell table:style-name="Tabla4.A1" office:value-type="string">
            <text:p text:style-name="P55" loext:marker-style-name="T20"><text:span text:style-name="T20">1</text:span><text:span text:style-name="T20"/></text:p>
          </table:table-cell>
          <table:table-cell table:style-name="Tabla4.A1" office:value-type="string">
            <text:p text:style-name="P56" loext:marker-style-name="T20"><text:span text:style-name="T20">15</text:span><text:span text:style-name="T20"/></text:p>
          </table:table-cell>
          <table:table-cell table:style-name="Tabla4.A1" office:value-type="string">
            <text:p text:style-name="P56" loext:marker-style-name="T20"><text:span text:style-name="T20">14</text:span><text:span text:style-name="T20"/></text:p>
          </table:table-cell>
        </table:table-row>
      </table:table>
      <text:p text:style-name="P54" loext:marker-style-name="T12"/>
      <text:p text:style-name="P60">Tiempo<text:span text:style-name="T9"> </text:span>medio<text:span text:style-name="T6"> </text:span>de<text:span text:style-name="T9"> </text:span>espera=suma<text:span text:style-name="T6"> </text:span>de<text:span text:style-name="T10"> </text:span>los<text:span text:style-name="T6"> </text:span>tiempos<text:span text:style-name="T9"> </text:span>de<text:span text:style-name="T6"> </text:span>espera<text:span text:style-name="T9"> </text:span>de<text:span text:style-name="T6"> </text:span>cada<text:span text:style-name="T10"> </text:span>proceso<text:span text:style-name="T6"> </text:span>dividido<text:span text:style-name="T6"> </text:span>entre<text:span text:style-name="T59"> </text:span>el número<text:span text:style-name="T60"> </text:span>de<text:span text:style-name="T61"> </text:span>procesos</text:p>
      <text:p text:style-name="P61">Tiempo<text:span text:style-name="T62"> </text:span>medio<text:span text:style-name="T9"> </text:span>de<text:span text:style-name="T9"> </text:span>espera=<text:span text:style-name="T62"> </text:span>5,5</text:p>
      <text:p text:style-name="Text_20_body"/>
      <text:list text:continue-numbering="true" text:style-name="WWNum2">
        <text:list-item>
          <text:p text:style-name="P58" loext:marker-style-name="T21"><text:span text:style-name="T21">Calcula</text:span><text:span text:style-name="T63"> </text:span><text:span text:style-name="T21">el</text:span><text:span text:style-name="T64"> </text:span><text:span text:style-name="T21">tiempo</text:span><text:span text:style-name="T65"> </text:span><text:span text:style-name="T21">de</text:span><text:span text:style-name="T65"> </text:span><text:span text:style-name="T21">retorno</text:span><text:span text:style-name="T64"> </text:span><text:span text:style-name="T21">normalizado</text:span><text:span text:style-name="T64"> </text:span><text:span text:style-name="T21">(T</text:span><text:span text:style-name="T30">n</text:span><text:span text:style-name="T31">=T</text:span><text:span text:style-name="T30">q</text:span><text:span text:style-name="T31">/T</text:span><text:span text:style-name="T30">s</text:span><text:span text:style-name="T31">)</text:span></text:p>
        </text:list-item>
      </text:list>
      <text:p text:style-name="P21" loext:marker-style-name="T11"/>
      <text:p text:style-name="P59" loext:marker-style-name="T5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Table_20_Paragraph" loext:marker-style-name="T13"><text:span text:style-name="T13">Proceso</text:span><text:span text:style-name="T13"/></text:p>
          </table:table-cell>
          <table:table-cell table:style-name="Tabla5.A1" office:value-type="string">
            <text:p text:style-name="Table_20_Paragraph" loext:marker-style-name="T13"><text:span text:style-name="T13">Tiempo</text:span><text:span text:style-name="T19"> </text:span><text:span text:style-name="T13">de</text:span><text:span text:style-name="T19"> </text:span><text:span text:style-name="T13">retorno</text:span><text:span text:style-name="T19"> </text:span><text:span text:style-name="T13">(T</text:span><text:span text:style-name="T17">q</text:span><text:span text:style-name="T18">)</text:span></text:p>
          </table:table-cell>
          <table:table-cell table:style-name="Tabla5.A1" office:value-type="string">
            <text:p text:style-name="P24" loext:marker-style-name="T13"><text:span text:style-name="T13">Tiempo</text:span><text:span text:style-name="T19"> </text:span><text:span text:style-name="T13">de</text:span><text:span text:style-name="T19"> </text:span><text:span text:style-name="T13">servicio</text:span><text:span text:style-name="T15"> </text:span><text:span text:style-name="T13">(T</text:span><text:span text:style-name="T17">s</text:span><text:span text:style-name="T18">)</text:span></text:p>
          </table:table-cell>
          <table:table-cell table:style-name="Tabla5.A1" office:value-type="string">
            <text:p text:style-name="P62" loext:marker-style-name="T13"><text:span text:style-name="T13">Tiempo<text:tab/>de<text:tab/></text:span><text:span text:style-name="T66">retorno</text:span><text:span text:style-name="T67"> </text:span><text:span text:style-name="T13">normalizado</text:span><text:span text:style-name="T68"> </text:span><text:span text:style-name="T13">(T</text:span><text:span text:style-name="T17">n</text:span><text:span text:style-name="T18">)</text:span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13"><text:span text:style-name="T13">P1</text:span><text:span text:style-name="T13"/></text:p>
          </table:table-cell>
          <table:table-cell table:style-name="Tabla5.A1" office:value-type="string">
            <text:p text:style-name="Table_20_Paragraph" loext:marker-style-name="T20"><text:span text:style-name="T20">2</text:span><text:span text:style-name="T20"/></text:p>
          </table:table-cell>
          <table:table-cell table:style-name="Tabla5.A1" office:value-type="string">
            <text:p text:style-name="P24" loext:marker-style-name="T20"><text:span text:style-name="T20">3</text:span><text:span text:style-name="T20"/></text:p>
          </table:table-cell>
          <table:table-cell table:style-name="Tabla5.A1" office:value-type="string">
            <text:p text:style-name="P24" loext:marker-style-name="T20"><text:span text:style-name="T20">0,66</text:span><text:span text:style-name="T20"/></text:p>
          </table:table-cell>
        </table:table-row>
        <table:table-row table:style-name="Tabla5.3">
          <table:table-cell table:style-name="Tabla5.A1" office:value-type="string">
            <text:p text:style-name="P55" loext:marker-style-name="T13"><text:span text:style-name="T13">P2</text:span><text:span text:style-name="T13"/></text:p>
          </table:table-cell>
          <table:table-cell table:style-name="Tabla5.A1" office:value-type="string">
            <text:p text:style-name="P55" loext:marker-style-name="T20"><text:span text:style-name="T20">7</text:span><text:span text:style-name="T20"/></text:p>
          </table:table-cell>
          <table:table-cell table:style-name="Tabla5.A1" office:value-type="string">
            <text:p text:style-name="P56" loext:marker-style-name="T20"><text:span text:style-name="T20">7</text:span><text:span text:style-name="T20"/></text:p>
          </table:table-cell>
          <table:table-cell table:style-name="Tabla5.A1" office:value-type="string">
            <text:p text:style-name="P56" loext:marker-style-name="T20"><text:span text:style-name="T20">1</text:span><text:span text:style-name="T20"/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13"><text:span text:style-name="T13">P3</text:span><text:span text:style-name="T13"/></text:p>
          </table:table-cell>
          <table:table-cell table:style-name="Tabla5.A1" office:value-type="string">
            <text:p text:style-name="Table_20_Paragraph" loext:marker-style-name="T20"><text:span text:style-name="T20">11</text:span><text:span text:style-name="T20"/></text:p>
          </table:table-cell>
          <table:table-cell table:style-name="Tabla5.A1" office:value-type="string">
            <text:p text:style-name="P24" loext:marker-style-name="T20"><text:span text:style-name="T20">5</text:span><text:span text:style-name="T20"/></text:p>
          </table:table-cell>
          <table:table-cell table:style-name="Tabla5.A1" office:value-type="string">
            <text:p text:style-name="P24" loext:marker-style-name="T20"><text:span text:style-name="T20">2,2</text:span><text:span text:style-name="T20"/></text:p>
          </table:table-cell>
        </table:table-row>
        <table:table-row table:style-name="Tabla5.5">
          <table:table-cell table:style-name="Tabla5.A1" office:value-type="string">
            <text:p text:style-name="P55" loext:marker-style-name="T13"><text:span text:style-name="T13">P4</text:span><text:span text:style-name="T13"/></text:p>
          </table:table-cell>
          <table:table-cell table:style-name="Tabla5.A1" office:value-type="string">
            <text:p text:style-name="P55" loext:marker-style-name="T20"><text:span text:style-name="T20">15</text:span><text:span text:style-name="T20"/></text:p>
          </table:table-cell>
          <table:table-cell table:style-name="Tabla5.A1" office:value-type="string">
            <text:p text:style-name="P56" loext:marker-style-name="T20"><text:span text:style-name="T20">2</text:span><text:span text:style-name="T20"/></text:p>
          </table:table-cell>
          <table:table-cell table:style-name="Tabla5.A1" office:value-type="string">
            <text:p text:style-name="P56" loext:marker-style-name="T20"><text:span text:style-name="T20">7,5</text:span><text:span text:style-name="T20"/></text:p>
          </table:table-cell>
        </table:table-row>
      </table:table>
      <text:p text:style-name="P54" loext:marker-style-name="T12"/>
      <text:p text:style-name="P60">Tiempo<text:span text:style-name="T9"> </text:span>medio<text:span text:style-name="T9"> </text:span>de<text:span text:style-name="T9"> </text:span>retorno<text:span text:style-name="T10"> </text:span>normalizado=suma<text:span text:style-name="T9"> </text:span>de<text:span text:style-name="T9"> </text:span>los<text:span text:style-name="T9"> </text:span>tiempos<text:span text:style-name="T10"> </text:span>de<text:span text:style-name="T9"> </text:span>retorno<text:span text:style-name="T9"> </text:span>normalizados<text:span text:style-name="T9"> </text:span>de<text:span text:style-name="T59"> </text:span>cada<text:span text:style-name="T10"> </text:span>proceso<text:span text:style-name="T61"> </text:span>dividido<text:span text:style-name="T60"> </text:span>entre<text:span text:style-name="T60"> </text:span>el número<text:span text:style-name="T60"> </text:span>de<text:span text:style-name="T60"> </text:span>procesos</text:p>
      <text:p text:style-name="P61">Tiempo<text:span text:style-name="T62"> </text:span>medio<text:span text:style-name="T62"> </text:span>de<text:span text:style-name="T62"> </text:span>retorno<text:span text:style-name="T9"> </text:span>normalizado=<text:span text:style-name="T6"> </text:span>2,84</text:p>
      <text:p text:style-name="P63" loext:marker-style-name="T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 fo:margin-top="0.162cm" fo:margin-bottom="0cm" style:contextual-spacing="false"/>
      <style:text-properties style:font-name="Arial1" fo:font-family="Arial" style:font-family-generic="swiss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03cm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93cm" fo:margin-bottom="0cm" style:contextual-spacing="false"/>
      <style:text-properties style:font-name="Arial1" fo:font-family="Arial" style:font-family-generic="swiss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4cm" fo:margin-left="0.20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.9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4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36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08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0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52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2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7cm" fo:margin-left="0.303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2.02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3.73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5.44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7.15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8.8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0.56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2.27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3.98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9.5pt" style:font-size-asian="9.5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/>
    </style:style>
    <style:style style:name="MT1" style:family="text">
      <style:text-properties fo:font-size="9.5pt" style:font-size-asian="9.5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976cm" fo:margin-bottom="1.977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76cm" fo:margin-bottom="1.977cm" fo:margin-left="1.799cm" fo:margin-right="1.799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2cm" fo:margin-left="0cm" fo:margin-right="0cm" fo:margin-top="0.39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787cm" fo:margin-bottom="1.977cm" fo:margin-left="1.799cm" fo:margin-right="1.799cm" style:writing-mode="lr-tb" style:layout-grid-color="#c0c0c0" style:layout-grid-lines="245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8.665cm" svg:y="27.194cm" svg:width="0.448cm" svg:height="0.545cm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 draw:style-name="Mdp1">
      <style:footer>
        <text:p text:style-name="MP1" loext:marker-style-name="MT1"><draw:frame draw:style-name="Mfr1" draw:name="Marco2" text:anchor-type="char" svg:x="18.665cm" svg:y="27.194cm" svg:width="0.448cm" svg:height="0.545cm" draw:z-index="3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 loext:marker-style-name="MT1"><draw:frame draw:style-name="Mfr1" draw:name="Marco3" text:anchor-type="char" svg:x="18.665cm" svg:y="27.194cm" svg:width="0.448cm" svg:height="0.545cm" draw:z-index="4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14:52</meta:creation-date>
    <dc:date>2024-12-09T21:18:49.210000000</dc:date>
    <meta:editing-duration>PT2M51S</meta:editing-duration>
    <meta:generator>LibreOffice/24.8.3.2$Windows_X86_64 LibreOffice_project/48a6bac9e7e268aeb4c3483fcf825c94556d9f92</meta:generator>
    <meta:editing-cycles>1</meta:editing-cycles>
    <meta:document-statistic meta:table-count="5" meta:image-count="0" meta:object-count="0" meta:page-count="3" meta:paragraph-count="114" meta:word-count="366" meta:character-count="1724" meta:non-whitespace-character-count="1481"/>
    <meta:user-defined meta:name="AppVersion">12.0000</meta:user-defined>
    <meta:user-defined meta:name="Created" meta:value-type="date">2024-11-30T00:00:00</meta:user-defined>
    <meta:user-defined meta:name="Creator">Writer</meta:user-defined>
    <meta:user-defined meta:name="LastSaved" meta:value-type="date">2024-11-30T00:00:00</meta:user-defined>
    <meta:template xlink:type="simple" xlink:actuate="onRequest" xlink:title="Normal" xlink:href=""/>
  </office:meta>
</office:document-meta>
</file>